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25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1.5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>
      <style:table-cell-properties fo:background-color="#d4ea6b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d8c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ec9ba4"/>
    </style:style>
    <style:style style:name="ce16" style:family="table-cell" style:parent-style-name="Default" style:data-style-name="N99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center</text:p>
          </table:table-cell>
          <table:table-cell table:number-columns-repeated="3"/>
          <table:table-cell table:style-name="ce1" office:value-type="float" office:value="33141656" calcext:value-type="float">
            <text:p>33141656</text:p>
          </table:table-cell>
          <table:table-cell table:style-name="ce1" office:value-type="float" office:value="47488217" calcext:value-type="float">
            <text:p>47488217</text:p>
          </table:table-cell>
          <table:table-cell table:style-name="ce1" office:value-type="float" office:value="49740661" calcext:value-type="float">
            <text:p>49740661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911904" calcext:value-type="float">
            <text:p>8911904</text:p>
          </table:table-cell>
          <table:table-cell/>
          <table:table-cell office:value-type="float" office:value="22098864" calcext:value-type="float">
            <text:p>22098864</text:p>
          </table:table-cell>
          <table:table-cell office:value-type="float" office:value="47508236" calcext:value-type="float">
            <text:p>47508236</text:p>
          </table:table-cell>
          <table:table-cell office:value-type="float" office:value="47798840" calcext:value-type="float">
            <text:p>47798840</text:p>
          </table:table-cell>
          <table:table-cell/>
          <table:table-cell table:style-name="ce5" table:formula="of:=AND([.G$1]&gt;=[.C3]-[.$A$3];[.G$1]&lt;=[.C3]+[.$A$3])" office:value-type="boolean" office:boolean-value="false" calcext:value-type="boolean">
            <text:p>FALSE</text:p>
          </table:table-cell>
          <table:table-cell table:style-name="ce5" table:formula="of:=AND([.H$1]&gt;=[.D3]-[.$A$3];[.H$1]&lt;=[.D3]+[.$A$3])" office:value-type="boolean" office:boolean-value="true" calcext:value-type="boolean">
            <text:p>TRUE</text:p>
          </table:table-cell>
          <table:table-cell table:style-name="ce5" table:formula="of:=AND([.I$1]&gt;=[.E3]-[.$A$3];[.I$1]&lt;=[.E3]+[.$A$3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98864" calcext:value-type="float">
            <text:p>22098864</text:p>
          </table:table-cell>
          <table:table-cell office:value-type="float" office:value="29684428" calcext:value-type="float">
            <text:p>29684428</text:p>
          </table:table-cell>
          <table:table-cell office:value-type="float" office:value="47798840" calcext:value-type="float">
            <text:p>47798840</text:p>
          </table:table-cell>
          <table:table-cell/>
          <table:table-cell table:style-name="ce5" table:formula="of:=AND([.G$1]&gt;=[.C4]-[.$A$3];[.G$1]&lt;=[.C4]+[.$A$3])" office:value-type="boolean" office:boolean-value="false" calcext:value-type="boolean">
            <text:p>FALSE</text:p>
          </table:table-cell>
          <table:table-cell table:style-name="ce5" table:formula="of:=AND([.H$1]&gt;=[.D4]-[.$A$3];[.H$1]&lt;=[.D4]+[.$A$3])" office:value-type="boolean" office:boolean-value="false" calcext:value-type="boolean">
            <text:p>FALSE</text:p>
          </table:table-cell>
          <table:table-cell table:style-name="ce5" table:formula="of:=AND([.I$1]&gt;=[.E4]-[.$A$3];[.I$1]&lt;=[.E4]+[.$A$3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98864" calcext:value-type="float">
            <text:p>22098864</text:p>
          </table:table-cell>
          <table:table-cell office:value-type="float" office:value="29684428" calcext:value-type="float">
            <text:p>29684428</text:p>
          </table:table-cell>
          <table:table-cell office:value-type="float" office:value="65622648" calcext:value-type="float">
            <text:p>65622648</text:p>
          </table:table-cell>
          <table:table-cell/>
          <table:table-cell table:style-name="ce5" table:formula="of:=AND([.G$1]&gt;=[.C5]-[.$A$3];[.G$1]&lt;=[.C5]+[.$A$3])" office:value-type="boolean" office:boolean-value="false" calcext:value-type="boolean">
            <text:p>FALSE</text:p>
          </table:table-cell>
          <table:table-cell table:style-name="ce5" table:formula="of:=AND([.H$1]&gt;=[.D5]-[.$A$3];[.H$1]&lt;=[.D5]+[.$A$3])" office:value-type="boolean" office:boolean-value="false" calcext:value-type="boolean">
            <text:p>FALSE</text:p>
          </table:table-cell>
          <table:table-cell table:style-name="ce5" table:formula="of:=AND([.I$1]&gt;=[.E5]-[.$A$3];[.I$1]&lt;=[.E5]+[.$A$3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98864" calcext:value-type="float">
            <text:p>22098864</text:p>
          </table:table-cell>
          <table:table-cell office:value-type="float" office:value="47508236" calcext:value-type="float">
            <text:p>47508236</text:p>
          </table:table-cell>
          <table:table-cell office:value-type="float" office:value="65622648" calcext:value-type="float">
            <text:p>65622648</text:p>
          </table:table-cell>
          <table:table-cell/>
          <table:table-cell table:style-name="ce5" table:formula="of:=AND([.G$1]&gt;=[.C6]-[.$A$3];[.G$1]&lt;=[.C6]+[.$A$3])" office:value-type="boolean" office:boolean-value="false" calcext:value-type="boolean">
            <text:p>FALSE</text:p>
          </table:table-cell>
          <table:table-cell table:style-name="ce5" table:formula="of:=AND([.H$1]&gt;=[.D6]-[.$A$3];[.H$1]&lt;=[.D6]+[.$A$3])" office:value-type="boolean" office:boolean-value="true" calcext:value-type="boolean">
            <text:p>TRUE</text:p>
          </table:table-cell>
          <table:table-cell table:style-name="ce5" table:formula="of:=AND([.I$1]&gt;=[.E6]-[.$A$3];[.I$1]&lt;=[.E6]+[.$A$3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922672" calcext:value-type="float">
            <text:p>39922672</text:p>
          </table:table-cell>
          <table:table-cell office:value-type="float" office:value="29684428" calcext:value-type="float">
            <text:p>29684428</text:p>
          </table:table-cell>
          <table:table-cell office:value-type="float" office:value="47798840" calcext:value-type="float">
            <text:p>47798840</text:p>
          </table:table-cell>
          <table:table-cell/>
          <table:table-cell table:style-name="ce5" table:formula="of:=AND([.G$1]&gt;=[.C7]-[.$A$3];[.G$1]&lt;=[.C7]+[.$A$3])" office:value-type="boolean" office:boolean-value="true" calcext:value-type="boolean">
            <text:p>TRUE</text:p>
          </table:table-cell>
          <table:table-cell table:style-name="ce5" table:formula="of:=AND([.H$1]&gt;=[.D7]-[.$A$3];[.H$1]&lt;=[.D7]+[.$A$3])" office:value-type="boolean" office:boolean-value="false" calcext:value-type="boolean">
            <text:p>FALSE</text:p>
          </table:table-cell>
          <table:table-cell table:style-name="ce5" table:formula="of:=AND([.I$1]&gt;=[.E7]-[.$A$3];[.I$1]&lt;=[.E7]+[.$A$3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922672" calcext:value-type="float">
            <text:p>39922672</text:p>
          </table:table-cell>
          <table:table-cell office:value-type="float" office:value="29684428" calcext:value-type="float">
            <text:p>29684428</text:p>
          </table:table-cell>
          <table:table-cell office:value-type="float" office:value="65622648" calcext:value-type="float">
            <text:p>65622648</text:p>
          </table:table-cell>
          <table:table-cell/>
          <table:table-cell table:style-name="ce5" table:formula="of:=AND([.G$1]&gt;=[.C8]-[.$A$3];[.G$1]&lt;=[.C8]+[.$A$3])" office:value-type="boolean" office:boolean-value="true" calcext:value-type="boolean">
            <text:p>TRUE</text:p>
          </table:table-cell>
          <table:table-cell table:style-name="ce5" table:formula="of:=AND([.H$1]&gt;=[.D8]-[.$A$3];[.H$1]&lt;=[.D8]+[.$A$3])" office:value-type="boolean" office:boolean-value="false" calcext:value-type="boolean">
            <text:p>FALSE</text:p>
          </table:table-cell>
          <table:table-cell table:style-name="ce5" table:formula="of:=AND([.I$1]&gt;=[.E8]-[.$A$3];[.I$1]&lt;=[.E8]+[.$A$3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39922672" calcext:value-type="float">
            <text:p>39922672</text:p>
          </table:table-cell>
          <table:table-cell table:style-name="ce1" office:value-type="float" office:value="47508236" calcext:value-type="float">
            <text:p>47508236</text:p>
          </table:table-cell>
          <table:table-cell table:style-name="ce1" office:value-type="float" office:value="47798840" calcext:value-type="float">
            <text:p>47798840</text:p>
          </table:table-cell>
          <table:table-cell table:style-name="ce1"/>
          <table:table-cell table:style-name="ce4" table:formula="of:=AND([.G$1]&gt;=[.C9]-[.$A$3];[.G$1]&lt;=[.C9]+[.$A$3])" office:value-type="boolean" office:boolean-value="true" calcext:value-type="boolean">
            <text:p>TRUE</text:p>
          </table:table-cell>
          <table:table-cell table:style-name="ce4" table:formula="of:=AND([.H$1]&gt;=[.D9]-[.$A$3];[.H$1]&lt;=[.D9]+[.$A$3])" office:value-type="boolean" office:boolean-value="true" calcext:value-type="boolean">
            <text:p>TRUE</text:p>
          </table:table-cell>
          <table:table-cell table:style-name="ce4" table:formula="of:=AND([.I$1]&gt;=[.E9]-[.$A$3];[.I$1]&lt;=[.E9]+[.$A$3])" office:value-type="boolean" office:boolean-value="true" calcext:value-type="boolean">
            <text:p>TRUE</text:p>
          </table:table-cell>
          <table:table-cell table:style-name="ce1" table:number-columns-repeated="2"/>
          <table:table-cell table:style-name="ce1" office:value-type="float" office:value="968" calcext:value-type="float">
            <text:p>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922672" calcext:value-type="float">
            <text:p>39922672</text:p>
          </table:table-cell>
          <table:table-cell office:value-type="float" office:value="47508236" calcext:value-type="float">
            <text:p>47508236</text:p>
          </table:table-cell>
          <table:table-cell office:value-type="float" office:value="65622648" calcext:value-type="float">
            <text:p>65622648</text:p>
          </table:table-cell>
          <table:table-cell/>
          <table:table-cell table:style-name="ce5" table:formula="of:=AND([.G$1]&gt;=[.C10]-[.$A$3];[.G$1]&lt;=[.C10]+[.$A$3])" office:value-type="boolean" office:boolean-value="true" calcext:value-type="boolean">
            <text:p>TRUE</text:p>
          </table:table-cell>
          <table:table-cell table:style-name="ce5" table:formula="of:=AND([.H$1]&gt;=[.D10]-[.$A$3];[.H$1]&lt;=[.D10]+[.$A$3])" office:value-type="boolean" office:boolean-value="true" calcext:value-type="boolean">
            <text:p>TRUE</text:p>
          </table:table-cell>
          <table:table-cell table:style-name="ce5" table:formula="of:=AND([.I$1]&gt;=[.E10]-[.$A$3];[.I$1]&lt;=[.E10]+[.$A$3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455952" calcext:value-type="float">
            <text:p>4455952</text:p>
          </table:table-cell>
          <table:table-cell/>
          <table:table-cell office:value-type="float" office:value="35466720" calcext:value-type="float">
            <text:p>35466720</text:p>
          </table:table-cell>
          <table:table-cell office:value-type="float" office:value="43052284" calcext:value-type="float">
            <text:p>43052284</text:p>
          </table:table-cell>
          <table:table-cell office:value-type="float" office:value="43342888" calcext:value-type="float">
            <text:p>43342888</text:p>
          </table:table-cell>
          <table:table-cell/>
          <table:table-cell table:style-name="ce5" table:formula="of:=AND([.G$1]&gt;=[.C12]-[.$A$12];[.G$1]&lt;=[.C12]+[.$A$12])" office:value-type="boolean" office:boolean-value="true" calcext:value-type="boolean">
            <text:p>TRUE</text:p>
          </table:table-cell>
          <table:table-cell table:style-name="ce5" table:formula="of:=AND([.H$1]&gt;=[.D12]-[.$A$12];[.H$1]&lt;=[.D12]+[.$A$12])" office:value-type="boolean" office:boolean-value="true" calcext:value-type="boolean">
            <text:p>TRUE</text:p>
          </table:table-cell>
          <table:table-cell table:style-name="ce5" table:formula="of:=AND([.I$1]&gt;=[.E12]-[.$A$12];[.I$1]&lt;=[.E12]+[.$A$12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35466720" calcext:value-type="float">
            <text:p>35466720</text:p>
          </table:table-cell>
          <table:table-cell table:style-name="ce1" office:value-type="float" office:value="43052284" calcext:value-type="float">
            <text:p>43052284</text:p>
          </table:table-cell>
          <table:table-cell table:style-name="ce1" office:value-type="float" office:value="52254792" calcext:value-type="float">
            <text:p>52254792</text:p>
          </table:table-cell>
          <table:table-cell table:style-name="ce1"/>
          <table:table-cell table:style-name="ce4" table:formula="of:=AND([.G$1]&gt;=[.C13]-[.$A$12];[.G$1]&lt;=[.C13]+[.$A$12])" office:value-type="boolean" office:boolean-value="true" calcext:value-type="boolean">
            <text:p>TRUE</text:p>
          </table:table-cell>
          <table:table-cell table:style-name="ce4" table:formula="of:=AND([.H$1]&gt;=[.D13]-[.$A$12];[.H$1]&lt;=[.D13]+[.$A$12])" office:value-type="boolean" office:boolean-value="true" calcext:value-type="boolean">
            <text:p>TRUE</text:p>
          </table:table-cell>
          <table:table-cell table:style-name="ce4" table:formula="of:=AND([.I$1]&gt;=[.E13]-[.$A$12];[.I$1]&lt;=[.E13]+[.$A$12])" office:value-type="boolean" office:boolean-value="true" calcext:value-type="boolean">
            <text:p>TRUE</text:p>
          </table:table-cell>
          <table:table-cell table:style-name="ce1" table:number-columns-repeated="2"/>
          <table:table-cell table:style-name="ce1" office:value-type="float" office:value="954" calcext:value-type="float">
            <text:p>9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66720" calcext:value-type="float">
            <text:p>35466720</text:p>
          </table:table-cell>
          <table:table-cell office:value-type="float" office:value="51964188" calcext:value-type="float">
            <text:p>51964188</text:p>
          </table:table-cell>
          <table:table-cell office:value-type="float" office:value="43342888" calcext:value-type="float">
            <text:p>43342888</text:p>
          </table:table-cell>
          <table:table-cell/>
          <table:table-cell table:style-name="ce5" table:formula="of:=AND([.G$1]&gt;=[.C14]-[.$A$12];[.G$1]&lt;=[.C14]+[.$A$12])" office:value-type="boolean" office:boolean-value="true" calcext:value-type="boolean">
            <text:p>TRUE</text:p>
          </table:table-cell>
          <table:table-cell table:style-name="ce5" table:formula="of:=AND([.H$1]&gt;=[.D14]-[.$A$12];[.H$1]&lt;=[.D14]+[.$A$12])" office:value-type="boolean" office:boolean-value="false" calcext:value-type="boolean">
            <text:p>FALSE</text:p>
          </table:table-cell>
          <table:table-cell table:style-name="ce5" table:formula="of:=AND([.I$1]&gt;=[.E14]-[.$A$12];[.I$1]&lt;=[.E14]+[.$A$12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66720" calcext:value-type="float">
            <text:p>35466720</text:p>
          </table:table-cell>
          <table:table-cell office:value-type="float" office:value="51964188" calcext:value-type="float">
            <text:p>51964188</text:p>
          </table:table-cell>
          <table:table-cell office:value-type="float" office:value="52254792" calcext:value-type="float">
            <text:p>52254792</text:p>
          </table:table-cell>
          <table:table-cell/>
          <table:table-cell table:style-name="ce5" table:formula="of:=AND([.G$1]&gt;=[.C15]-[.$A$12];[.G$1]&lt;=[.C15]+[.$A$12])" office:value-type="boolean" office:boolean-value="true" calcext:value-type="boolean">
            <text:p>TRUE</text:p>
          </table:table-cell>
          <table:table-cell table:style-name="ce5" table:formula="of:=AND([.H$1]&gt;=[.D15]-[.$A$12];[.H$1]&lt;=[.D15]+[.$A$12])" office:value-type="boolean" office:boolean-value="false" calcext:value-type="boolean">
            <text:p>FALSE</text:p>
          </table:table-cell>
          <table:table-cell table:style-name="ce5" table:formula="of:=AND([.I$1]&gt;=[.E15]-[.$A$12];[.I$1]&lt;=[.E15]+[.$A$12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78624" calcext:value-type="float">
            <text:p>44378624</text:p>
          </table:table-cell>
          <table:table-cell office:value-type="float" office:value="43052284" calcext:value-type="float">
            <text:p>43052284</text:p>
          </table:table-cell>
          <table:table-cell office:value-type="float" office:value="43342888" calcext:value-type="float">
            <text:p>43342888</text:p>
          </table:table-cell>
          <table:table-cell/>
          <table:table-cell table:style-name="ce5" table:formula="of:=AND([.G$1]&gt;=[.C16]-[.$A$12];[.G$1]&lt;=[.C16]+[.$A$12])" office:value-type="boolean" office:boolean-value="false" calcext:value-type="boolean">
            <text:p>FALSE</text:p>
          </table:table-cell>
          <table:table-cell table:style-name="ce5" table:formula="of:=AND([.H$1]&gt;=[.D16]-[.$A$12];[.H$1]&lt;=[.D16]+[.$A$12])" office:value-type="boolean" office:boolean-value="true" calcext:value-type="boolean">
            <text:p>TRUE</text:p>
          </table:table-cell>
          <table:table-cell table:style-name="ce5" table:formula="of:=AND([.I$1]&gt;=[.E16]-[.$A$12];[.I$1]&lt;=[.E16]+[.$A$12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78624" calcext:value-type="float">
            <text:p>44378624</text:p>
          </table:table-cell>
          <table:table-cell office:value-type="float" office:value="43052284" calcext:value-type="float">
            <text:p>43052284</text:p>
          </table:table-cell>
          <table:table-cell office:value-type="float" office:value="52254792" calcext:value-type="float">
            <text:p>52254792</text:p>
          </table:table-cell>
          <table:table-cell/>
          <table:table-cell table:style-name="ce5" table:formula="of:=AND([.G$1]&gt;=[.C17]-[.$A$12];[.G$1]&lt;=[.C17]+[.$A$12])" office:value-type="boolean" office:boolean-value="false" calcext:value-type="boolean">
            <text:p>FALSE</text:p>
          </table:table-cell>
          <table:table-cell table:style-name="ce5" table:formula="of:=AND([.H$1]&gt;=[.D17]-[.$A$12];[.H$1]&lt;=[.D17]+[.$A$12])" office:value-type="boolean" office:boolean-value="true" calcext:value-type="boolean">
            <text:p>TRUE</text:p>
          </table:table-cell>
          <table:table-cell table:style-name="ce5" table:formula="of:=AND([.I$1]&gt;=[.E17]-[.$A$12];[.I$1]&lt;=[.E17]+[.$A$12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78624" calcext:value-type="float">
            <text:p>44378624</text:p>
          </table:table-cell>
          <table:table-cell office:value-type="float" office:value="51964188" calcext:value-type="float">
            <text:p>51964188</text:p>
          </table:table-cell>
          <table:table-cell office:value-type="float" office:value="43342888" calcext:value-type="float">
            <text:p>43342888</text:p>
          </table:table-cell>
          <table:table-cell/>
          <table:table-cell table:style-name="ce5" table:formula="of:=AND([.G$1]&gt;=[.C18]-[.$A$12];[.G$1]&lt;=[.C18]+[.$A$12])" office:value-type="boolean" office:boolean-value="false" calcext:value-type="boolean">
            <text:p>FALSE</text:p>
          </table:table-cell>
          <table:table-cell table:style-name="ce5" table:formula="of:=AND([.H$1]&gt;=[.D18]-[.$A$12];[.H$1]&lt;=[.D18]+[.$A$12])" office:value-type="boolean" office:boolean-value="false" calcext:value-type="boolean">
            <text:p>FALSE</text:p>
          </table:table-cell>
          <table:table-cell table:style-name="ce5" table:formula="of:=AND([.I$1]&gt;=[.E18]-[.$A$12];[.I$1]&lt;=[.E18]+[.$A$12])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78624" calcext:value-type="float">
            <text:p>44378624</text:p>
          </table:table-cell>
          <table:table-cell office:value-type="float" office:value="51964188" calcext:value-type="float">
            <text:p>51964188</text:p>
          </table:table-cell>
          <table:table-cell office:value-type="float" office:value="52254792" calcext:value-type="float">
            <text:p>52254792</text:p>
          </table:table-cell>
          <table:table-cell/>
          <table:table-cell table:style-name="ce5" table:formula="of:=AND([.G$1]&gt;=[.C19]-[.$A$12];[.G$1]&lt;=[.C19]+[.$A$12])" office:value-type="boolean" office:boolean-value="false" calcext:value-type="boolean">
            <text:p>FALSE</text:p>
          </table:table-cell>
          <table:table-cell table:style-name="ce5" table:formula="of:=AND([.H$1]&gt;=[.D19]-[.$A$12];[.H$1]&lt;=[.D19]+[.$A$12])" office:value-type="boolean" office:boolean-value="false" calcext:value-type="boolean">
            <text:p>FALSE</text:p>
          </table:table-cell>
          <table:table-cell table:style-name="ce5" table:formula="of:=AND([.I$1]&gt;=[.E19]-[.$A$12];[.I$1]&lt;=[.E19]+[.$A$12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35530582" calcext:value-type="float">
            <text:p>35530582</text:p>
          </table:table-cell>
          <table:table-cell office:value-type="float" office:value="84367399" calcext:value-type="float">
            <text:p>84367399</text:p>
          </table:table-cell>
          <table:table-cell office:value-type="float" office:value="26424603" calcext:value-type="float">
            <text:p>26424603</text:p>
          </table:table-cell>
          <table:table-cell office:value-type="float" office:value="62584532" calcext:value-type="float">
            <text:p>62584532</text:p>
          </table:table-cell>
          <table:table-cell table:number-columns-repeated="2"/>
          <table:table-cell table:style-name="ce5" table:formula="of:=AND([.A22]&gt;=[.C12]-[.$A$12];[.A22]&lt;=[.C12]+[.$A$12])" office:value-type="boolean" office:boolean-value="true" calcext:value-type="boolean">
            <text:p>TRUE</text:p>
          </table:table-cell>
          <table:table-cell table:style-name="ce5" table:formula="of:=AND([.B22]&gt;=[.D12]-[.$A$12];[.B22]&lt;=[.D12]+[.$A$12])" office:value-type="boolean" office:boolean-value="false" calcext:value-type="boolean">
            <text:p>FALSE</text:p>
          </table:table-cell>
          <table:table-cell table:style-name="ce5" table:formula="of:=AND([.C22]&gt;=[.E12]-[.$A$12];[.C22]&lt;=[.E12]+[.$A$12])" office:value-type="boolean" office:boolean-value="false" calcext:value-type="boolean">
            <text:p>FALSE</text:p>
          </table:table-cell>
          <table:table-cell/>
          <table:table-cell table:style-name="ce5" table:formula="of:=AND([.A22]&gt;=[.C3]-[.$A$3];[.A22]&lt;=[.C3]+[.$A$3])" office:value-type="boolean" office:boolean-value="false" calcext:value-type="boolean">
            <text:p>FALSE</text:p>
          </table:table-cell>
          <table:table-cell table:style-name="ce5" table:formula="of:=AND([.B22]&gt;=[.D3]-[.$A$3];[.B22]&lt;=[.D3]+[.$A$3])" office:value-type="boolean" office:boolean-value="false" calcext:value-type="boolean">
            <text:p>FALSE</text:p>
          </table:table-cell>
          <table:table-cell table:style-name="ce5" table:formula="of:=AND([.C22]&gt;=[.E3]-[.$A$3];[.C22]&lt;=[.E3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3]&gt;=[.C13]-[.$A$12];[.A23]&lt;=[.C13]+[.$A$12])" office:value-type="boolean" office:boolean-value="false" calcext:value-type="boolean">
            <text:p>FALSE</text:p>
          </table:table-cell>
          <table:table-cell table:style-name="ce5" table:formula="of:=AND([.B23]&gt;=[.D13]-[.$A$12];[.B23]&lt;=[.D13]+[.$A$12])" office:value-type="boolean" office:boolean-value="false" calcext:value-type="boolean">
            <text:p>FALSE</text:p>
          </table:table-cell>
          <table:table-cell table:style-name="ce5" table:formula="of:=AND([.C23]&gt;=[.E13]-[.$A$12];[.C23]&lt;=[.E13]+[.$A$12])" office:value-type="boolean" office:boolean-value="false" calcext:value-type="boolean">
            <text:p>FALSE</text:p>
          </table:table-cell>
          <table:table-cell/>
          <table:table-cell table:style-name="ce5" table:formula="of:=AND([.A23]&gt;=[.C4]-[.$A$3];[.A23]&lt;=[.C4]+[.$A$3])" office:value-type="boolean" office:boolean-value="false" calcext:value-type="boolean">
            <text:p>FALSE</text:p>
          </table:table-cell>
          <table:table-cell table:style-name="ce5" table:formula="of:=AND([.B23]&gt;=[.D4]-[.$A$3];[.B23]&lt;=[.D4]+[.$A$3])" office:value-type="boolean" office:boolean-value="false" calcext:value-type="boolean">
            <text:p>FALSE</text:p>
          </table:table-cell>
          <table:table-cell table:style-name="ce5" table:formula="of:=AND([.C23]&gt;=[.E4]-[.$A$3];[.C23]&lt;=[.E4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4]&gt;=[.C14]-[.$A$12];[.A24]&lt;=[.C14]+[.$A$12])" office:value-type="boolean" office:boolean-value="false" calcext:value-type="boolean">
            <text:p>FALSE</text:p>
          </table:table-cell>
          <table:table-cell table:style-name="ce5" table:formula="of:=AND([.B24]&gt;=[.D14]-[.$A$12];[.B24]&lt;=[.D14]+[.$A$12])" office:value-type="boolean" office:boolean-value="false" calcext:value-type="boolean">
            <text:p>FALSE</text:p>
          </table:table-cell>
          <table:table-cell table:style-name="ce5" table:formula="of:=AND([.C24]&gt;=[.E14]-[.$A$12];[.C24]&lt;=[.E14]+[.$A$12])" office:value-type="boolean" office:boolean-value="false" calcext:value-type="boolean">
            <text:p>FALSE</text:p>
          </table:table-cell>
          <table:table-cell/>
          <table:table-cell table:style-name="ce5" table:formula="of:=AND([.A24]&gt;=[.C5]-[.$A$3];[.A24]&lt;=[.C5]+[.$A$3])" office:value-type="boolean" office:boolean-value="false" calcext:value-type="boolean">
            <text:p>FALSE</text:p>
          </table:table-cell>
          <table:table-cell table:style-name="ce5" table:formula="of:=AND([.B24]&gt;=[.D5]-[.$A$3];[.B24]&lt;=[.D5]+[.$A$3])" office:value-type="boolean" office:boolean-value="false" calcext:value-type="boolean">
            <text:p>FALSE</text:p>
          </table:table-cell>
          <table:table-cell table:style-name="ce5" table:formula="of:=AND([.C24]&gt;=[.E5]-[.$A$3];[.C24]&lt;=[.E5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5]&gt;=[.C15]-[.$A$12];[.A25]&lt;=[.C15]+[.$A$12])" office:value-type="boolean" office:boolean-value="false" calcext:value-type="boolean">
            <text:p>FALSE</text:p>
          </table:table-cell>
          <table:table-cell table:style-name="ce5" table:formula="of:=AND([.B25]&gt;=[.D15]-[.$A$12];[.B25]&lt;=[.D15]+[.$A$12])" office:value-type="boolean" office:boolean-value="false" calcext:value-type="boolean">
            <text:p>FALSE</text:p>
          </table:table-cell>
          <table:table-cell table:style-name="ce5" table:formula="of:=AND([.C25]&gt;=[.E15]-[.$A$12];[.C25]&lt;=[.E15]+[.$A$12])" office:value-type="boolean" office:boolean-value="false" calcext:value-type="boolean">
            <text:p>FALSE</text:p>
          </table:table-cell>
          <table:table-cell/>
          <table:table-cell table:style-name="ce5" table:formula="of:=AND([.A25]&gt;=[.C6]-[.$A$3];[.A25]&lt;=[.C6]+[.$A$3])" office:value-type="boolean" office:boolean-value="false" calcext:value-type="boolean">
            <text:p>FALSE</text:p>
          </table:table-cell>
          <table:table-cell table:style-name="ce5" table:formula="of:=AND([.B25]&gt;=[.D6]-[.$A$3];[.B25]&lt;=[.D6]+[.$A$3])" office:value-type="boolean" office:boolean-value="false" calcext:value-type="boolean">
            <text:p>FALSE</text:p>
          </table:table-cell>
          <table:table-cell table:style-name="ce5" table:formula="of:=AND([.C25]&gt;=[.E6]-[.$A$3];[.C25]&lt;=[.E6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6]&gt;=[.C16]-[.$A$12];[.A26]&lt;=[.C16]+[.$A$12])" office:value-type="boolean" office:boolean-value="false" calcext:value-type="boolean">
            <text:p>FALSE</text:p>
          </table:table-cell>
          <table:table-cell table:style-name="ce5" table:formula="of:=AND([.B26]&gt;=[.D16]-[.$A$12];[.B26]&lt;=[.D16]+[.$A$12])" office:value-type="boolean" office:boolean-value="false" calcext:value-type="boolean">
            <text:p>FALSE</text:p>
          </table:table-cell>
          <table:table-cell table:style-name="ce5" table:formula="of:=AND([.C26]&gt;=[.E16]-[.$A$12];[.C26]&lt;=[.E16]+[.$A$12])" office:value-type="boolean" office:boolean-value="false" calcext:value-type="boolean">
            <text:p>FALSE</text:p>
          </table:table-cell>
          <table:table-cell/>
          <table:table-cell table:style-name="ce5" table:formula="of:=AND([.A26]&gt;=[.C7]-[.$A$3];[.A26]&lt;=[.C7]+[.$A$3])" office:value-type="boolean" office:boolean-value="false" calcext:value-type="boolean">
            <text:p>FALSE</text:p>
          </table:table-cell>
          <table:table-cell table:style-name="ce5" table:formula="of:=AND([.B26]&gt;=[.D7]-[.$A$3];[.B26]&lt;=[.D7]+[.$A$3])" office:value-type="boolean" office:boolean-value="false" calcext:value-type="boolean">
            <text:p>FALSE</text:p>
          </table:table-cell>
          <table:table-cell table:style-name="ce5" table:formula="of:=AND([.C26]&gt;=[.E7]-[.$A$3];[.C26]&lt;=[.E7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7]&gt;=[.C17]-[.$A$12];[.A27]&lt;=[.C17]+[.$A$12])" office:value-type="boolean" office:boolean-value="false" calcext:value-type="boolean">
            <text:p>FALSE</text:p>
          </table:table-cell>
          <table:table-cell table:style-name="ce5" table:formula="of:=AND([.B27]&gt;=[.D17]-[.$A$12];[.B27]&lt;=[.D17]+[.$A$12])" office:value-type="boolean" office:boolean-value="false" calcext:value-type="boolean">
            <text:p>FALSE</text:p>
          </table:table-cell>
          <table:table-cell table:style-name="ce5" table:formula="of:=AND([.C27]&gt;=[.E17]-[.$A$12];[.C27]&lt;=[.E17]+[.$A$12])" office:value-type="boolean" office:boolean-value="false" calcext:value-type="boolean">
            <text:p>FALSE</text:p>
          </table:table-cell>
          <table:table-cell/>
          <table:table-cell table:style-name="ce5" table:formula="of:=AND([.A27]&gt;=[.C8]-[.$A$3];[.A27]&lt;=[.C8]+[.$A$3])" office:value-type="boolean" office:boolean-value="false" calcext:value-type="boolean">
            <text:p>FALSE</text:p>
          </table:table-cell>
          <table:table-cell table:style-name="ce5" table:formula="of:=AND([.B27]&gt;=[.D8]-[.$A$3];[.B27]&lt;=[.D8]+[.$A$3])" office:value-type="boolean" office:boolean-value="false" calcext:value-type="boolean">
            <text:p>FALSE</text:p>
          </table:table-cell>
          <table:table-cell table:style-name="ce5" table:formula="of:=AND([.C27]&gt;=[.E8]-[.$A$3];[.C27]&lt;=[.E8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8]&gt;=[.C18]-[.$A$12];[.A28]&lt;=[.C18]+[.$A$12])" office:value-type="boolean" office:boolean-value="false" calcext:value-type="boolean">
            <text:p>FALSE</text:p>
          </table:table-cell>
          <table:table-cell table:style-name="ce5" table:formula="of:=AND([.B28]&gt;=[.D18]-[.$A$12];[.B28]&lt;=[.D18]+[.$A$12])" office:value-type="boolean" office:boolean-value="false" calcext:value-type="boolean">
            <text:p>FALSE</text:p>
          </table:table-cell>
          <table:table-cell table:style-name="ce5" table:formula="of:=AND([.C28]&gt;=[.E18]-[.$A$12];[.C28]&lt;=[.E18]+[.$A$12])" office:value-type="boolean" office:boolean-value="false" calcext:value-type="boolean">
            <text:p>FALSE</text:p>
          </table:table-cell>
          <table:table-cell/>
          <table:table-cell table:style-name="ce5" table:formula="of:=AND([.A28]&gt;=[.C9]-[.$A$3];[.A28]&lt;=[.C9]+[.$A$3])" office:value-type="boolean" office:boolean-value="false" calcext:value-type="boolean">
            <text:p>FALSE</text:p>
          </table:table-cell>
          <table:table-cell table:style-name="ce5" table:formula="of:=AND([.B28]&gt;=[.D9]-[.$A$3];[.B28]&lt;=[.D9]+[.$A$3])" office:value-type="boolean" office:boolean-value="false" calcext:value-type="boolean">
            <text:p>FALSE</text:p>
          </table:table-cell>
          <table:table-cell table:style-name="ce5" table:formula="of:=AND([.C28]&gt;=[.E9]-[.$A$3];[.C28]&lt;=[.E9]+[.$A$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  <table:table-cell table:style-name="ce5" table:formula="of:=AND([.A29]&gt;=[.C19]-[.$A$12];[.A29]&lt;=[.C19]+[.$A$12])" office:value-type="boolean" office:boolean-value="false" calcext:value-type="boolean">
            <text:p>FALSE</text:p>
          </table:table-cell>
          <table:table-cell table:style-name="ce5" table:formula="of:=AND([.B29]&gt;=[.D19]-[.$A$12];[.B29]&lt;=[.D19]+[.$A$12])" office:value-type="boolean" office:boolean-value="false" calcext:value-type="boolean">
            <text:p>FALSE</text:p>
          </table:table-cell>
          <table:table-cell table:style-name="ce5" table:formula="of:=AND([.C29]&gt;=[.E19]-[.$A$12];[.C29]&lt;=[.E19]+[.$A$12])" office:value-type="boolean" office:boolean-value="false" calcext:value-type="boolean">
            <text:p>FALSE</text:p>
          </table:table-cell>
          <table:table-cell/>
          <table:table-cell table:style-name="ce5" table:formula="of:=AND([.A29]&gt;=[.C10]-[.$A$3];[.A29]&lt;=[.C10]+[.$A$3])" office:value-type="boolean" office:boolean-value="false" calcext:value-type="boolean">
            <text:p>FALSE</text:p>
          </table:table-cell>
          <table:table-cell table:style-name="ce5" table:formula="of:=AND([.B29]&gt;=[.D10]-[.$A$3];[.B29]&lt;=[.D10]+[.$A$3])" office:value-type="boolean" office:boolean-value="false" calcext:value-type="boolean">
            <text:p>FALSE</text:p>
          </table:table-cell>
          <table:table-cell table:style-name="ce5" table:formula="of:=AND([.C29]&gt;=[.E10]-[.$A$3];[.C29]&lt;=[.E10]+[.$A$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2590442" calcext:value-type="float">
            <text:p>142590442</text:p>
          </table:table-cell>
          <table:table-cell table:number-columns-repeated="12"/>
        </table:table-row>
        <table:table-row table:style-name="ro1">
          <table:table-cell table:style-name="ce1" office:value-type="float" office:value="-93755872" calcext:value-type="float">
            <text:p>-93755872</text:p>
          </table:table-cell>
          <table:table-cell table:style-name="ce1" office:value-type="float" office:value="-50522696" calcext:value-type="float">
            <text:p>-50522696</text:p>
          </table:table-cell>
          <table:table-cell table:style-name="ce1" office:value-type="float" office:value="-32408284" calcext:value-type="float">
            <text:p>-32408284</text:p>
          </table:table-cell>
          <table:table-cell table:style-name="ce1"/>
          <table:table-cell table:style-name="ce4" table:formula="of:=AND([.A31]-[.$A$30]&lt;=[.A$22];[.A31]+[.$A$30]&gt;=[.A$22])" office:value-type="boolean" office:boolean-value="true" calcext:value-type="boolean">
            <text:p>TRUE</text:p>
          </table:table-cell>
          <table:table-cell table:style-name="ce4" table:formula="of:=AND([.B31]-[.$A$30]&lt;=[.B$22];[.B31]+[.$A$30]&gt;=[.B$22])" office:value-type="boolean" office:boolean-value="true" calcext:value-type="boolean">
            <text:p>TRUE</text:p>
          </table:table-cell>
          <table:table-cell table:style-name="ce4" table:formula="of:=AND([.C31]-[.$A$30]&lt;=[.C$22];[.C31]+[.$A$3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252772600" calcext:value-type="float">
            <text:p>252772600</text:p>
          </table:table-cell>
          <table:table-cell/>
          <table:table-cell table:style-name="ce5" table:formula="of:=AND([.A32]-[.$A$30]&lt;=[.A$22];[.A32]+[.$A$30]&gt;=[.A$22])" office:value-type="boolean" office:boolean-value="true" calcext:value-type="boolean">
            <text:p>TRUE</text:p>
          </table:table-cell>
          <table:table-cell table:style-name="ce5" table:formula="of:=AND([.B32]-[.$A$30]&lt;=[.B$22];[.B32]+[.$A$30]&gt;=[.B$22])" office:value-type="boolean" office:boolean-value="true" calcext:value-type="boolean">
            <text:p>TRUE</text:p>
          </table:table-cell>
          <table:table-cell table:style-name="ce5" table:formula="of:=AND([.C32]-[.$A$30]&lt;=[.C$22];[.C32]+[.$A$3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-32408284" calcext:value-type="float">
            <text:p>-32408284</text:p>
          </table:table-cell>
          <table:table-cell/>
          <table:table-cell table:style-name="ce5" table:formula="of:=AND([.A33]-[.$A$30]&lt;=[.A$22];[.A33]+[.$A$30]&gt;=[.A$22])" office:value-type="boolean" office:boolean-value="true" calcext:value-type="boolean">
            <text:p>TRUE</text:p>
          </table:table-cell>
          <table:table-cell table:style-name="ce5" table:formula="of:=AND([.B33]-[.$A$30]&lt;=[.B$22];[.B33]+[.$A$30]&gt;=[.B$22])" office:value-type="boolean" office:boolean-value="false" calcext:value-type="boolean">
            <text:p>FALSE</text:p>
          </table:table-cell>
          <table:table-cell table:style-name="ce5" table:formula="of:=AND([.C33]-[.$A$30]&lt;=[.C$22];[.C33]+[.$A$3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252772600" calcext:value-type="float">
            <text:p>252772600</text:p>
          </table:table-cell>
          <table:table-cell/>
          <table:table-cell table:style-name="ce5" table:formula="of:=AND([.A34]-[.$A$30]&lt;=[.A$22];[.A34]+[.$A$30]&gt;=[.A$22])" office:value-type="boolean" office:boolean-value="true" calcext:value-type="boolean">
            <text:p>TRUE</text:p>
          </table:table-cell>
          <table:table-cell table:style-name="ce5" table:formula="of:=AND([.B34]-[.$A$30]&lt;=[.B$22];[.B34]+[.$A$30]&gt;=[.B$22])" office:value-type="boolean" office:boolean-value="false" calcext:value-type="boolean">
            <text:p>FALSE</text:p>
          </table:table-cell>
          <table:table-cell table:style-name="ce5" table:formula="of:=AND([.C34]-[.$A$30]&lt;=[.C$22];[.C34]+[.$A$3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-32408284" calcext:value-type="float">
            <text:p>-32408284</text:p>
          </table:table-cell>
          <table:table-cell/>
          <table:table-cell table:style-name="ce5" table:formula="of:=AND([.A35]-[.$A$30]&lt;=[.A$22];[.A35]+[.$A$30]&gt;=[.A$22])" office:value-type="boolean" office:boolean-value="false" calcext:value-type="boolean">
            <text:p>FALSE</text:p>
          </table:table-cell>
          <table:table-cell table:style-name="ce5" table:formula="of:=AND([.B35]-[.$A$30]&lt;=[.B$22];[.B35]+[.$A$30]&gt;=[.B$22])" office:value-type="boolean" office:boolean-value="true" calcext:value-type="boolean">
            <text:p>TRUE</text:p>
          </table:table-cell>
          <table:table-cell table:style-name="ce5" table:formula="of:=AND([.C35]-[.$A$30]&lt;=[.C$22];[.C35]+[.$A$3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252772600" calcext:value-type="float">
            <text:p>252772600</text:p>
          </table:table-cell>
          <table:table-cell/>
          <table:table-cell table:style-name="ce5" table:formula="of:=AND([.A36]-[.$A$30]&lt;=[.A$22];[.A36]+[.$A$30]&gt;=[.A$22])" office:value-type="boolean" office:boolean-value="false" calcext:value-type="boolean">
            <text:p>FALSE</text:p>
          </table:table-cell>
          <table:table-cell table:style-name="ce5" table:formula="of:=AND([.B36]-[.$A$30]&lt;=[.B$22];[.B36]+[.$A$30]&gt;=[.B$22])" office:value-type="boolean" office:boolean-value="true" calcext:value-type="boolean">
            <text:p>TRUE</text:p>
          </table:table-cell>
          <table:table-cell table:style-name="ce5" table:formula="of:=AND([.C36]-[.$A$30]&lt;=[.C$22];[.C36]+[.$A$3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-32408284" calcext:value-type="float">
            <text:p>-32408284</text:p>
          </table:table-cell>
          <table:table-cell/>
          <table:table-cell table:style-name="ce5" table:formula="of:=AND([.A37]-[.$A$30]&lt;=[.A$22];[.A37]+[.$A$30]&gt;=[.A$22])" office:value-type="boolean" office:boolean-value="false" calcext:value-type="boolean">
            <text:p>FALSE</text:p>
          </table:table-cell>
          <table:table-cell table:style-name="ce5" table:formula="of:=AND([.B37]-[.$A$30]&lt;=[.B$22];[.B37]+[.$A$30]&gt;=[.B$22])" office:value-type="boolean" office:boolean-value="false" calcext:value-type="boolean">
            <text:p>FALSE</text:p>
          </table:table-cell>
          <table:table-cell table:style-name="ce5" table:formula="of:=AND([.C37]-[.$A$30]&lt;=[.C$22];[.C37]+[.$A$3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252772600" calcext:value-type="float">
            <text:p>252772600</text:p>
          </table:table-cell>
          <table:table-cell/>
          <table:table-cell table:style-name="ce5" table:formula="of:=AND([.A38]-[.$A$30]&lt;=[.A$22];[.A38]+[.$A$30]&gt;=[.A$22])" office:value-type="boolean" office:boolean-value="false" calcext:value-type="boolean">
            <text:p>FALSE</text:p>
          </table:table-cell>
          <table:table-cell table:style-name="ce5" table:formula="of:=AND([.B38]-[.$A$30]&lt;=[.B$22];[.B38]+[.$A$30]&gt;=[.B$22])" office:value-type="boolean" office:boolean-value="false" calcext:value-type="boolean">
            <text:p>FALSE</text:p>
          </table:table-cell>
          <table:table-cell table:style-name="ce5" table:formula="of:=AND([.C38]-[.$A$30]&lt;=[.C$22];[.C38]+[.$A$3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1295222" calcext:value-type="float">
            <text:p>71295222</text:p>
          </table:table-cell>
          <table:table-cell table:number-columns-repeated="12"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-103703506" calcext:value-type="float">
            <text:p>-103703506</text:p>
          </table:table-cell>
          <table:table-cell/>
          <table:table-cell table:style-name="ce5" table:formula="of:=AND([.A41]-[.$A$40]&lt;=[.A$22];[.A41]+[.$A$40]&gt;=[.A$22])" office:value-type="boolean" office:boolean-value="false" calcext:value-type="boolean">
            <text:p>FALSE</text:p>
          </table:table-cell>
          <table:table-cell table:style-name="ce5" table:formula="of:=AND([.B41]-[.$A$40]&lt;=[.B$22];[.B41]+[.$A$40]&gt;=[.B$22])" office:value-type="boolean" office:boolean-value="false" calcext:value-type="boolean">
            <text:p>FALSE</text:p>
          </table:table-cell>
          <table:table-cell table:style-name="ce5" table:formula="of:=AND([.C41]-[.$A$40]&lt;=[.C$22];[.C41]+[.$A$4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38886938" calcext:value-type="float">
            <text:p>38886938</text:p>
          </table:table-cell>
          <table:table-cell/>
          <table:table-cell table:style-name="ce5" table:formula="of:=AND([.A42]-[.$A$40]&lt;=[.A$22];[.A42]+[.$A$40]&gt;=[.A$22])" office:value-type="boolean" office:boolean-value="false" calcext:value-type="boolean">
            <text:p>FALSE</text:p>
          </table:table-cell>
          <table:table-cell table:style-name="ce5" table:formula="of:=AND([.B42]-[.$A$40]&lt;=[.B$22];[.B42]+[.$A$40]&gt;=[.B$22])" office:value-type="boolean" office:boolean-value="false" calcext:value-type="boolean">
            <text:p>FALSE</text:p>
          </table:table-cell>
          <table:table-cell table:style-name="ce5" table:formula="of:=AND([.C42]-[.$A$40]&lt;=[.C$22];[.C42]+[.$A$4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-103703506" calcext:value-type="float">
            <text:p>-103703506</text:p>
          </table:table-cell>
          <table:table-cell/>
          <table:table-cell table:style-name="ce5" table:formula="of:=AND([.A43]-[.$A$40]&lt;=[.A$22];[.A43]+[.$A$40]&gt;=[.A$22])" office:value-type="boolean" office:boolean-value="false" calcext:value-type="boolean">
            <text:p>FALSE</text:p>
          </table:table-cell>
          <table:table-cell table:style-name="ce5" table:formula="of:=AND([.B43]-[.$A$40]&lt;=[.B$22];[.B43]+[.$A$40]&gt;=[.B$22])" office:value-type="boolean" office:boolean-value="true" calcext:value-type="boolean">
            <text:p>TRUE</text:p>
          </table:table-cell>
          <table:table-cell table:style-name="ce5" table:formula="of:=AND([.C43]-[.$A$40]&lt;=[.C$22];[.C43]+[.$A$4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38886938" calcext:value-type="float">
            <text:p>38886938</text:p>
          </table:table-cell>
          <table:table-cell/>
          <table:table-cell table:style-name="ce5" table:formula="of:=AND([.A44]-[.$A$40]&lt;=[.A$22];[.A44]+[.$A$40]&gt;=[.A$22])" office:value-type="boolean" office:boolean-value="false" calcext:value-type="boolean">
            <text:p>FALSE</text:p>
          </table:table-cell>
          <table:table-cell table:style-name="ce5" table:formula="of:=AND([.B44]-[.$A$40]&lt;=[.B$22];[.B44]+[.$A$40]&gt;=[.B$22])" office:value-type="boolean" office:boolean-value="true" calcext:value-type="boolean">
            <text:p>TRUE</text:p>
          </table:table-cell>
          <table:table-cell table:style-name="ce5" table:formula="of:=AND([.C44]-[.$A$40]&lt;=[.C$22];[.C44]+[.$A$4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-103703506" calcext:value-type="float">
            <text:p>-103703506</text:p>
          </table:table-cell>
          <table:table-cell/>
          <table:table-cell table:style-name="ce5" table:formula="of:=AND([.A45]-[.$A$40]&lt;=[.A$22];[.A45]+[.$A$40]&gt;=[.A$22])" office:value-type="boolean" office:boolean-value="true" calcext:value-type="boolean">
            <text:p>TRUE</text:p>
          </table:table-cell>
          <table:table-cell table:style-name="ce5" table:formula="of:=AND([.B45]-[.$A$40]&lt;=[.B$22];[.B45]+[.$A$40]&gt;=[.B$22])" office:value-type="boolean" office:boolean-value="false" calcext:value-type="boolean">
            <text:p>FALSE</text:p>
          </table:table-cell>
          <table:table-cell table:style-name="ce5" table:formula="of:=AND([.C45]-[.$A$40]&lt;=[.C$22];[.C45]+[.$A$4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38886938" calcext:value-type="float">
            <text:p>38886938</text:p>
          </table:table-cell>
          <table:table-cell/>
          <table:table-cell table:style-name="ce5" table:formula="of:=AND([.A46]-[.$A$40]&lt;=[.A$22];[.A46]+[.$A$40]&gt;=[.A$22])" office:value-type="boolean" office:boolean-value="true" calcext:value-type="boolean">
            <text:p>TRUE</text:p>
          </table:table-cell>
          <table:table-cell table:style-name="ce5" table:formula="of:=AND([.B46]-[.$A$40]&lt;=[.B$22];[.B46]+[.$A$40]&gt;=[.B$22])" office:value-type="boolean" office:boolean-value="false" calcext:value-type="boolean">
            <text:p>FALSE</text:p>
          </table:table-cell>
          <table:table-cell table:style-name="ce5" table:formula="of:=AND([.C46]-[.$A$40]&lt;=[.C$22];[.C46]+[.$A$4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-103703506" calcext:value-type="float">
            <text:p>-103703506</text:p>
          </table:table-cell>
          <table:table-cell/>
          <table:table-cell table:style-name="ce5" table:formula="of:=AND([.A47]-[.$A$40]&lt;=[.A$22];[.A47]+[.$A$40]&gt;=[.A$22])" office:value-type="boolean" office:boolean-value="true" calcext:value-type="boolean">
            <text:p>TRUE</text:p>
          </table:table-cell>
          <table:table-cell table:style-name="ce5" table:formula="of:=AND([.B47]-[.$A$40]&lt;=[.B$22];[.B47]+[.$A$40]&gt;=[.B$22])" office:value-type="boolean" office:boolean-value="true" calcext:value-type="boolean">
            <text:p>TRUE</text:p>
          </table:table-cell>
          <table:table-cell table:style-name="ce5" table:formula="of:=AND([.C47]-[.$A$40]&lt;=[.C$22];[.C47]+[.$A$4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style-name="ce1" office:value-type="float" office:value="-22460650" calcext:value-type="float">
            <text:p>-22460650</text:p>
          </table:table-cell>
          <table:table-cell table:style-name="ce1" office:value-type="float" office:value="20772526" calcext:value-type="float">
            <text:p>20772526</text:p>
          </table:table-cell>
          <table:table-cell table:style-name="ce1" office:value-type="float" office:value="38886938" calcext:value-type="float">
            <text:p>38886938</text:p>
          </table:table-cell>
          <table:table-cell table:style-name="ce1" office:value-type="string" calcext:value-type="string">
            <text:p><text:s/></text:p>
          </table:table-cell>
          <table:table-cell table:style-name="ce4" table:formula="of:=AND([.A48]-[.$A$40]&lt;=[.A$22];[.A48]+[.$A$40]&gt;=[.A$22])" office:value-type="boolean" office:boolean-value="true" calcext:value-type="boolean">
            <text:p>TRUE</text:p>
          </table:table-cell>
          <table:table-cell table:style-name="ce4" table:formula="of:=AND([.B48]-[.$A$40]&lt;=[.B$22];[.B48]+[.$A$40]&gt;=[.B$22])" office:value-type="boolean" office:boolean-value="true" calcext:value-type="boolean">
            <text:p>TRUE</text:p>
          </table:table-cell>
          <table:table-cell table:style-name="ce4" table:formula="of:=AND([.C48]-[.$A$40]&lt;=[.C$22];[.C48]+[.$A$40]&gt;=[.C$22])" office:value-type="boolean" office:boolean-value="true" calcext:value-type="boolean">
            <text:p>TRUE</text:p>
          </table:table-cell>
          <table:table-cell/>
          <table:table-cell table:style-name="ce1" office:value-type="float" office:value="33141656" calcext:value-type="float">
            <text:p>33141656</text:p>
          </table:table-cell>
          <table:table-cell table:style-name="ce1" office:value-type="float" office:value="47488217" calcext:value-type="float">
            <text:p>47488217</text:p>
          </table:table-cell>
          <table:table-cell table:style-name="ce1" office:value-type="float" office:value="49740661" calcext:value-type="float">
            <text:p>497406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5530582" calcext:value-type="float">
            <text:p>35530582</text:p>
          </table:table-cell>
          <table:table-cell office:value-type="float" office:value="84367399" calcext:value-type="float">
            <text:p>84367399</text:p>
          </table:table-cell>
          <table:table-cell office:value-type="float" office:value="26424603" calcext:value-type="float">
            <text:p>26424603</text:p>
          </table:table-cell>
          <table:table-cell office:value-type="float" office:value="62584532" calcext:value-type="float">
            <text:p>62584532</text:p>
          </table:table-cell>
          <table:table-cell/>
        </table:table-row>
        <table:table-row table:style-name="ro1">
          <table:table-cell office:value-type="float" office:value="35647612" calcext:value-type="float">
            <text:p>35647612</text:p>
          </table:table-cell>
          <table:table-cell table:number-columns-repeated="12"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3239326" calcext:value-type="float">
            <text:p>3239326</text:p>
          </table:table-cell>
          <table:table-cell/>
          <table:table-cell table:style-name="ce5" table:formula="of:=AND([.A51]-[.$A$50]&lt;=[.A$22];[.A51]+[.$A$50]&gt;=[.A$22])" office:value-type="boolean" office:boolean-value="false" calcext:value-type="boolean">
            <text:p>FALSE</text:p>
          </table:table-cell>
          <table:table-cell table:style-name="ce5" table:formula="of:=AND([.B51]-[.$A$50]&lt;=[.B$22];[.B51]+[.$A$50]&gt;=[.B$22])" office:value-type="boolean" office:boolean-value="false" calcext:value-type="boolean">
            <text:p>FALSE</text:p>
          </table:table-cell>
          <table:table-cell table:style-name="ce5" table:formula="of:=AND([.C51]-[.$A$50]&lt;=[.C$22];[.C51]+[.$A$50]&gt;=[.C$22])" office:value-type="boolean" office:boolean-value="true" calcext:value-type="boolean">
            <text:p>TRUE</text:p>
          </table:table-cell>
          <table:table-cell table:style-name="ce7" office:value-type="string" calcext:value-type="string">
            <text:p>ball</text:p>
          </table:table-cell>
          <table:table-cell table:formula="of:=[.A$57]-[.$A$50]" office:value-type="float" office:value="-22460650" calcext:value-type="float">
            <text:p>-22460650</text:p>
          </table:table-cell>
          <table:table-cell table:formula="of:=[.B$57]-[.$A$50]" office:value-type="float" office:value="20772526" calcext:value-type="float">
            <text:p>20772526</text:p>
          </table:table-cell>
          <table:table-cell table:formula="of:=[.C$57]-[.$A$50]" office:value-type="float" office:value="-32408286" calcext:value-type="float">
            <text:p>-32408286</text:p>
          </table:table-cell>
          <table:table-cell office:value-type="string" calcext:value-type="string">
            <text:p>center lies within range</text:p>
          </table:table-cell>
          <table:table-cell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74534550" calcext:value-type="float">
            <text:p>74534550</text:p>
          </table:table-cell>
          <table:table-cell/>
          <table:table-cell table:style-name="ce5" table:formula="of:=AND([.A52]-[.$A$50]&lt;=[.A$22];[.A52]+[.$A$50]&gt;=[.A$22])" office:value-type="boolean" office:boolean-value="false" calcext:value-type="boolean">
            <text:p>FALSE</text:p>
          </table:table-cell>
          <table:table-cell table:style-name="ce5" table:formula="of:=AND([.B52]-[.$A$50]&lt;=[.B$22];[.B52]+[.$A$50]&gt;=[.B$22])" office:value-type="boolean" office:boolean-value="false" calcext:value-type="boolean">
            <text:p>FALSE</text:p>
          </table:table-cell>
          <table:table-cell table:style-name="ce5" table:formula="of:=AND([.C52]-[.$A$50]&lt;=[.C$22];[.C52]+[.$A$50]&gt;=[.C$22])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boundaries</text:p>
          </table:table-cell>
          <table:table-cell table:formula="of:=[.A$57]+[.$A$50]" office:value-type="float" office:value="48834574" calcext:value-type="float">
            <text:p>48834574</text:p>
          </table:table-cell>
          <table:table-cell table:formula="of:=[.B$57]+[.$A$50]" office:value-type="float" office:value="92067750" calcext:value-type="float">
            <text:p>92067750</text:p>
          </table:table-cell>
          <table:table-cell table:formula="of:=[.C$57]+[.$A$50]" office:value-type="float" office:value="38886938" calcext:value-type="float">
            <text:p>38886938</text:p>
          </table:table-cell>
          <table:table-cell table:number-columns-repeated="2"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56420138" calcext:value-type="float">
            <text:p>56420138</text:p>
          </table:table-cell>
          <table:table-cell office:value-type="float" office:value="3239326" calcext:value-type="float">
            <text:p>3239326</text:p>
          </table:table-cell>
          <table:table-cell/>
          <table:table-cell table:style-name="ce5" table:formula="of:=AND([.A53]-[.$A$50]&lt;=[.A$22];[.A53]+[.$A$50]&gt;=[.A$22])" office:value-type="boolean" office:boolean-value="false" calcext:value-type="boolean">
            <text:p>FALSE</text:p>
          </table:table-cell>
          <table:table-cell table:style-name="ce5" table:formula="of:=AND([.B53]-[.$A$50]&lt;=[.B$22];[.B53]+[.$A$50]&gt;=[.B$22])" office:value-type="boolean" office:boolean-value="true" calcext:value-type="boolean">
            <text:p>TRUE</text:p>
          </table:table-cell>
          <table:table-cell table:style-name="ce5" table:formula="of:=AND([.C53]-[.$A$50]&lt;=[.C$22];[.C53]+[.$A$50]&gt;=[.C$22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56420138" calcext:value-type="float">
            <text:p>56420138</text:p>
          </table:table-cell>
          <table:table-cell office:value-type="float" office:value="74534550" calcext:value-type="float">
            <text:p>74534550</text:p>
          </table:table-cell>
          <table:table-cell/>
          <table:table-cell table:style-name="ce5" table:formula="of:=AND([.A54]-[.$A$50]&lt;=[.A$22];[.A54]+[.$A$50]&gt;=[.A$22])" office:value-type="boolean" office:boolean-value="false" calcext:value-type="boolean">
            <text:p>FALSE</text:p>
          </table:table-cell>
          <table:table-cell table:style-name="ce5" table:formula="of:=AND([.B54]-[.$A$50]&lt;=[.B$22];[.B54]+[.$A$50]&gt;=[.B$22])" office:value-type="boolean" office:boolean-value="true" calcext:value-type="boolean">
            <text:p>TRUE</text:p>
          </table:table-cell>
          <table:table-cell table:style-name="ce5" table:formula="of:=AND([.C54]-[.$A$50]&lt;=[.C$22];[.C54]+[.$A$50]&gt;=[.C$22])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bot</text:p>
          </table:table-cell>
          <table:table-cell table:formula="of:=[.I$49]-[.$L$49]" office:value-type="float" office:value="-27053950" calcext:value-type="float">
            <text:p>-27053950</text:p>
          </table:table-cell>
          <table:table-cell table:formula="of:=[.J$49]-[.$L$49]" office:value-type="float" office:value="21782867" calcext:value-type="float">
            <text:p>21782867</text:p>
          </table:table-cell>
          <table:table-cell table:formula="of:=[.K$49]-[.$L$49]" office:value-type="float" office:value="-36159929" calcext:value-type="float">
            <text:p>-36159929</text:p>
          </table:table-cell>
          <table:table-cell office:value-type="string" calcext:value-type="string">
            <text:p>corners lie outside range</text:p>
          </table:table-cell>
          <table:table-cell/>
        </table:table-row>
        <table:table-row table:style-name="ro1">
          <table:table-cell office:value-type="float" office:value="13186962" calcext:value-type="float">
            <text:p>131869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3239326" calcext:value-type="float">
            <text:p>3239326</text:p>
          </table:table-cell>
          <table:table-cell/>
          <table:table-cell table:style-name="ce5" table:formula="of:=AND([.A55]-[.$A$50]&lt;=[.A$22];[.A55]+[.$A$50]&gt;=[.A$22])" office:value-type="boolean" office:boolean-value="true" calcext:value-type="boolean">
            <text:p>TRUE</text:p>
          </table:table-cell>
          <table:table-cell table:style-name="ce5" table:formula="of:=AND([.B55]-[.$A$50]&lt;=[.B$22];[.B55]+[.$A$50]&gt;=[.B$22])" office:value-type="boolean" office:boolean-value="false" calcext:value-type="boolean">
            <text:p>FALSE</text:p>
          </table:table-cell>
          <table:table-cell table:style-name="ce5" table:formula="of:=AND([.C55]-[.$A$50]&lt;=[.C$22];[.C55]+[.$A$50]&gt;=[.C$22])" office:value-type="boolean" office:boolean-value="true" calcext:value-type="boolean">
            <text:p>TRUE</text:p>
          </table:table-cell>
          <table:table-cell table:style-name="ce7" office:value-type="string" calcext:value-type="string">
            <text:p>boundaries</text:p>
          </table:table-cell>
          <table:table-cell table:formula="of:=[.I$49]+[.$L$49]" office:value-type="float" office:value="98115114" calcext:value-type="float">
            <text:p>98115114</text:p>
          </table:table-cell>
          <table:table-cell table:formula="of:=[.J$49]+[.$L$49]" office:value-type="float" office:value="146951931" calcext:value-type="float">
            <text:p>146951931</text:p>
          </table:table-cell>
          <table:table-cell table:formula="of:=[.K$49]+[.$L$49]" office:value-type="float" office:value="89009135" calcext:value-type="float">
            <text:p>89009135</text:p>
          </table:table-cell>
          <table:table-cell table:number-columns-repeated="2"/>
        </table:table-row>
        <table:table-row table:style-name="ro1">
          <table:table-cell office:value-type="float" office:value="13186962" calcext:value-type="float">
            <text:p>131869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74534550" calcext:value-type="float">
            <text:p>74534550</text:p>
          </table:table-cell>
          <table:table-cell/>
          <table:table-cell table:style-name="ce5" table:formula="of:=AND([.A56]-[.$A$50]&lt;=[.A$22];[.A56]+[.$A$50]&gt;=[.A$22])" office:value-type="boolean" office:boolean-value="true" calcext:value-type="boolean">
            <text:p>TRUE</text:p>
          </table:table-cell>
          <table:table-cell table:style-name="ce5" table:formula="of:=AND([.B56]-[.$A$50]&lt;=[.B$22];[.B56]+[.$A$50]&gt;=[.B$22])" office:value-type="boolean" office:boolean-value="false" calcext:value-type="boolean">
            <text:p>FALSE</text:p>
          </table:table-cell>
          <table:table-cell table:style-name="ce5" table:formula="of:=AND([.C56]-[.$A$50]&lt;=[.C$22];[.C56]+[.$A$50]&gt;=[.C$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style-name="ce1" office:value-type="float" office:value="13186962" calcext:value-type="float">
            <text:p>13186962</text:p>
          </table:table-cell>
          <table:table-cell table:style-name="ce1" office:value-type="float" office:value="56420138" calcext:value-type="float">
            <text:p>56420138</text:p>
          </table:table-cell>
          <table:table-cell table:style-name="ce1" office:value-type="float" office:value="3239326" calcext:value-type="float">
            <text:p>3239326</text:p>
          </table:table-cell>
          <table:table-cell table:style-name="ce1"/>
          <table:table-cell table:style-name="ce4" table:formula="of:=AND([.A57]-[.$A$50]&lt;=[.A$22];[.A57]+[.$A$50]&gt;=[.A$22])" office:value-type="boolean" office:boolean-value="true" calcext:value-type="boolean">
            <text:p>TRUE</text:p>
          </table:table-cell>
          <table:table-cell table:style-name="ce4" table:formula="of:=AND([.B57]-[.$A$50]&lt;=[.B$22];[.B57]+[.$A$50]&gt;=[.B$22])" office:value-type="boolean" office:boolean-value="true" calcext:value-type="boolean">
            <text:p>TRUE</text:p>
          </table:table-cell>
          <table:table-cell table:style-name="ce4" table:formula="of:=AND([.C57]-[.$A$50]&lt;=[.C$22];[.C57]+[.$A$50]&gt;=[.C$22])" office:value-type="boolean" office:boolean-value="true" calcext:value-type="boolean">
            <text:p>TRUE</text:p>
          </table:table-cell>
          <table:table-cell office:value-type="string" calcext:value-type="string">
            <text:p>should go</text:p>
          </table:table-cell>
          <table:table-cell table:formula="of:=MAX(ABS([.A57]-[.I49]);ABS([.B57]-[.J49]);ABS([.C57]-[.K49]))" office:value-type="float" office:value="27947261" calcext:value-type="float">
            <text:p>27947261</text:p>
          </table:table-cell>
          <table:table-cell table:number-columns-repeated="4"/>
        </table:table-row>
        <table:table-row table:style-name="ro1">
          <table:table-cell table:style-name="ce2" office:value-type="float" office:value="13186962" calcext:value-type="float">
            <text:p>13186962</text:p>
          </table:table-cell>
          <table:table-cell table:style-name="ce2" office:value-type="float" office:value="56420138" calcext:value-type="float">
            <text:p>56420138</text:p>
          </table:table-cell>
          <table:table-cell table:style-name="ce2" office:value-type="float" office:value="74534550" calcext:value-type="float">
            <text:p>74534550</text:p>
          </table:table-cell>
          <table:table-cell table:style-name="ce2"/>
          <table:table-cell table:style-name="ce6" table:formula="of:=AND([.A58]-[.$A$50]&lt;=[.A$22];[.A58]+[.$A$50]&gt;=[.A$22])" office:value-type="boolean" office:boolean-value="true" calcext:value-type="boolean">
            <text:p>TRUE</text:p>
          </table:table-cell>
          <table:table-cell table:style-name="ce6" table:formula="of:=AND([.B58]-[.$A$50]&lt;=[.B$22];[.B58]+[.$A$50]&gt;=[.B$22])" office:value-type="boolean" office:boolean-value="true" calcext:value-type="boolean">
            <text:p>TRUE</text:p>
          </table:table-cell>
          <table:table-cell table:style-name="ce6" table:formula="of:=AND([.C58]-[.$A$50]&lt;=[.C$22];[.C58]+[.$A$50]&gt;=[.C$22])" office:value-type="boolean" office:boolean-value="false" calcext:value-type="boolean">
            <text:p>FALSE</text:p>
          </table:table-cell>
          <table:table-cell office:value-type="string" calcext:value-type="string">
            <text:p>does go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float" office:value="110857676" calcext:value-type="float">
            <text:p>110857676</text:p>
          </table:table-cell>
          <table:table-cell office:value-type="float" office:value="49213932" calcext:value-type="float">
            <text:p>49213932</text:p>
          </table:table-cell>
          <table:table-cell office:value-type="float" office:value="43292716" calcext:value-type="float">
            <text:p>43292716</text:p>
          </table:table-cell>
          <table:table-cell office:value-type="float" office:value="85889782" calcext:value-type="float">
            <text:p>8588978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[.I60]-[.$L60]" office:value-type="float" office:value="24967894" calcext:value-type="float">
            <text:p>24967894</text:p>
          </table:table-cell>
          <table:table-cell table:formula="of:=[.J60]-[.$L60]" office:value-type="float" office:value="-36675850" calcext:value-type="float">
            <text:p>-36675850</text:p>
          </table:table-cell>
          <table:table-cell table:formula="of:=[.K60]-[.$L60]" office:value-type="float" office:value="-42597066" calcext:value-type="float">
            <text:p>-4259706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60]+[.$L60]" office:value-type="float" office:value="196747458" calcext:value-type="float">
            <text:p>196747458</text:p>
          </table:table-cell>
          <table:table-cell table:formula="of:=[.J60]+[.$L60]" office:value-type="float" office:value="135103714" calcext:value-type="float">
            <text:p>135103714</text:p>
          </table:table-cell>
          <table:table-cell table:formula="of:=[.K60]+[.$L60]" office:value-type="float" office:value="129182498" calcext:value-type="float">
            <text:p>12918249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 table:formula="of:=ABS([.I60]-[.A57])" office:value-type="float" office:value="97670714" calcext:value-type="float">
            <text:p>97670714</text:p>
          </table:table-cell>
          <table:table-cell table:style-name="ce1" table:formula="of:=ABS([.J60]-[.B57])" office:value-type="float" office:value="7206206" calcext:value-type="float">
            <text:p>7206206</text:p>
          </table:table-cell>
          <table:table-cell table:style-name="ce1" table:formula="of:=ABS([.K60]-[.C57])" office:value-type="float" office:value="40053390" calcext:value-type="float">
            <text:p>40053390</text:p>
          </table:table-cell>
          <table:table-cell table:style-name="ce1" table:formula="of:=SUM([.I65:.K65])" office:value-type="float" office:value="144930310" calcext:value-type="float">
            <text:p>144930310</text:p>
          </table:table-cell>
          <table:table-cell/>
        </table:table-row>
        <table:table-row table:style-name="ro1">
          <table:table-cell table:number-columns-repeated="8"/>
          <table:table-cell table:formula="of:=ABS([.I65]-[.I48])" office:value-type="float" office:value="64529058" calcext:value-type="float">
            <text:p>64529058</text:p>
          </table:table-cell>
          <table:table-cell table:formula="of:=ABS([.J65]-[.J48])" office:value-type="float" office:value="40282011" calcext:value-type="float">
            <text:p>40282011</text:p>
          </table:table-cell>
          <table:table-cell table:formula="of:=ABS([.K65]-[.K48])" office:value-type="float" office:value="9687271" calcext:value-type="float">
            <text:p>9687271</text:p>
          </table:table-cell>
          <table:table-cell table:formula="of:=SUM([.I66:.K66])" office:value-type="float" office:value="114498340" calcext:value-type="float">
            <text:p>114498340</text:p>
          </table:table-cell>
          <table:table-cell/>
        </table:table-row>
        <table:table-row table:style-name="ro1">
          <table:table-cell table:number-columns-repeated="8"/>
          <table:table-cell table:formula="of:=ABS([.I65]-[.I51])" office:value-type="float" office:value="120131364" calcext:value-type="float">
            <text:p>120131364</text:p>
          </table:table-cell>
          <table:table-cell table:formula="of:=ABS([.J65]-[.J51])" office:value-type="float" office:value="13566320" calcext:value-type="float">
            <text:p>13566320</text:p>
          </table:table-cell>
          <table:table-cell table:formula="of:=ABS([.K65]-[.K51])" office:value-type="float" office:value="72461676" calcext:value-type="float">
            <text:p>72461676</text:p>
          </table:table-cell>
          <table:table-cell table:formula="of:=SUM([.I67:.K67])" office:value-type="float" office:value="206159360" calcext:value-type="float">
            <text:p>206159360</text:p>
          </table:table-cell>
          <table:table-cell/>
        </table:table-row>
        <table:table-row table:style-name="ro1">
          <table:table-cell table:number-columns-repeated="8"/>
          <table:table-cell table:formula="of:=ABS([.I66]-[.I52])" office:value-type="float" office:value="15694484" calcext:value-type="float">
            <text:p>15694484</text:p>
          </table:table-cell>
          <table:table-cell table:formula="of:=ABS([.J66]-[.J52])" office:value-type="float" office:value="51785739" calcext:value-type="float">
            <text:p>51785739</text:p>
          </table:table-cell>
          <table:table-cell table:formula="of:=ABS([.K66]-[.K52])" office:value-type="float" office:value="29199667" calcext:value-type="float">
            <text:p>29199667</text:p>
          </table:table-cell>
          <table:table-cell table:formula="of:=SUM([.I68:.K68])" office:value-type="float" office:value="96679890" calcext:value-type="float">
            <text:p>9667989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35530582" calcext:value-type="float">
            <text:p>35530582</text:p>
          </table:table-cell>
          <table:table-cell office:value-type="float" office:value="84367399" calcext:value-type="float">
            <text:p>84367399</text:p>
          </table:table-cell>
          <table:table-cell office:value-type="float" office:value="26424603" calcext:value-type="float">
            <text:p>26424603</text:p>
          </table:table-cell>
          <table:table-cell office:value-type="float" office:value="62584532" calcext:value-type="float">
            <text:p>6258453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ll</text:p>
          </table:table-cell>
          <table:table-cell table:style-name="ce3" office:value-type="float" office:value="35466720" calcext:value-type="float">
            <text:p>35466720</text:p>
          </table:table-cell>
          <table:table-cell table:style-name="ce3" office:value-type="float" office:value="43052284" calcext:value-type="float">
            <text:p>43052284</text:p>
          </table:table-cell>
          <table:table-cell table:style-name="ce3" office:value-type="float" office:value="52254792" calcext:value-type="float">
            <text:p>52254792</text:p>
          </table:table-cell>
          <table:table-cell office:value-type="float" office:value="4455952" calcext:value-type="float">
            <text:p>445595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lta</text:p>
          </table:table-cell>
          <table:table-cell table:formula="of:=[.B73]-[.B71]" office:value-type="float" office:value="-63862" calcext:value-type="float">
            <text:p>-63862</text:p>
          </table:table-cell>
          <table:table-cell table:formula="of:=[.C73]-[.C71]" office:value-type="float" office:value="-41315115" calcext:value-type="float">
            <text:p>-41315115</text:p>
          </table:table-cell>
          <table:table-cell table:formula="of:=[.D73]-[.D71]" office:value-type="float" office:value="25830189" calcext:value-type="float">
            <text:p>2583018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table:formula="of:=MIN([.$E$73];ABS([.B75]))" office:value-type="float" office:value="63862" calcext:value-type="float">
            <text:p>63862</text:p>
          </table:table-cell>
          <table:table-cell table:formula="of:=MIN([.$E$73];ABS([.C75]))" office:value-type="float" office:value="4455952" calcext:value-type="float">
            <text:p>4455952</text:p>
          </table:table-cell>
          <table:table-cell table:formula="of:=MIN([.$E$73];ABS([.D75]))" office:value-type="float" office:value="4455952" calcext:value-type="float">
            <text:p>445595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int</text:p>
          </table:table-cell>
          <table:table-cell table:formula="of:=[.B73]+[.B77]" office:value-type="float" office:value="35530582" calcext:value-type="float">
            <text:p>35530582</text:p>
          </table:table-cell>
          <table:table-cell table:formula="of:=[.C73]+[.C77]" office:value-type="float" office:value="47508236" calcext:value-type="float">
            <text:p>47508236</text:p>
          </table:table-cell>
          <table:table-cell table:formula="of:=[.D73]-[.D77]" office:value-type="float" office:value="47798840" calcext:value-type="float">
            <text:p>4779884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m diff</text:p>
          </table:table-cell>
          <table:table-cell table:formula="of:=[.B79]-[.B71]" office:value-type="float" office:value="0" calcext:value-type="float">
            <text:p>0</text:p>
          </table:table-cell>
          <table:table-cell table:formula="of:=ABS([.C79]-[.C71])" office:value-type="float" office:value="36859163" calcext:value-type="float">
            <text:p>36859163</text:p>
          </table:table-cell>
          <table:table-cell table:formula="of:=ABS([.D79]-[.D71])" office:value-type="float" office:value="21374237" calcext:value-type="float">
            <text:p>21374237</text:p>
          </table:table-cell>
          <table:table-cell table:formula="of:=SUM([.B81:.D81])" office:value-type="float" office:value="58233400" calcext:value-type="float">
            <text:p>58233400</text:p>
          </table:table-cell>
          <table:table-cell table:style-name="ce5" table:formula="of:=[.E81]&lt;[.E71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31843203" calcext:value-type="float">
            <text:p>31843203</text:p>
          </table:table-cell>
          <table:table-cell office:value-type="float" office:value="68102261" calcext:value-type="float">
            <text:p>68102261</text:p>
          </table:table-cell>
          <table:table-cell office:value-type="float" office:value="81070363" calcext:value-type="float">
            <text:p>81070363</text:p>
          </table:table-cell>
          <table:table-cell office:value-type="float" office:value="53242260" calcext:value-type="float">
            <text:p>53242260</text:p>
          </table:table-cell>
          <table:table-cell/>
          <table:table-cell table:formula="of:=[.B84]-[.$E84]" office:value-type="float" office:value="-21399057" calcext:value-type="float">
            <text:p>-21399057</text:p>
          </table:table-cell>
          <table:table-cell table:formula="of:=[.C84]-[.$E84]" office:value-type="float" office:value="14860001" calcext:value-type="float">
            <text:p>14860001</text:p>
          </table:table-cell>
          <table:table-cell table:formula="of:=[.D84]-[.$E84]" office:value-type="float" office:value="27828103" calcext:value-type="float">
            <text:p>2782810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ll</text:p>
          </table:table-cell>
          <table:table-cell office:value-type="float" office:value="31010768" calcext:value-type="float">
            <text:p>31010768</text:p>
          </table:table-cell>
          <table:table-cell office:value-type="float" office:value="38596332" calcext:value-type="float">
            <text:p>38596332</text:p>
          </table:table-cell>
          <table:table-cell office:value-type="float" office:value="21063132" calcext:value-type="float">
            <text:p>21063132</text:p>
          </table:table-cell>
          <table:table-cell office:value-type="float" office:value="17823806" calcext:value-type="float">
            <text:p>17823806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-21399057" calcext:value-type="float">
            <text:p>-21399057</text:p>
          </table:table-cell>
          <table:table-cell office:value-type="float" office:value="68102261" calcext:value-type="float">
            <text:p>68102261</text:p>
          </table:table-cell>
          <table:table-cell office:value-type="float" office:value="81070363" calcext:value-type="float">
            <text:p>8107036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2</text:p>
          </table:table-cell>
          <table:table-cell office:value-type="float" office:value="31843203" calcext:value-type="float">
            <text:p>31843203</text:p>
          </table:table-cell>
          <table:table-cell office:value-type="float" office:value="14860001" calcext:value-type="float">
            <text:p>14860001</text:p>
          </table:table-cell>
          <table:table-cell office:value-type="float" office:value="81070363" calcext:value-type="float">
            <text:p>81070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table:formula="of:=[.B86]-[.B84]" office:value-type="float" office:value="-832435" calcext:value-type="float">
            <text:p>-832435</text:p>
          </table:table-cell>
          <table:table-cell table:formula="of:=[.C86]-[.C84]" office:value-type="float" office:value="-29505929" calcext:value-type="float">
            <text:p>-29505929</text:p>
          </table:table-cell>
          <table:table-cell table:formula="of:=[.D86]-[.D84]" office:value-type="float" office:value="-60007231" calcext:value-type="float">
            <text:p>-60007231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float" office:value="31843203" calcext:value-type="float">
            <text:p>31843203</text:p>
          </table:table-cell>
          <table:table-cell office:value-type="float" office:value="68102261" calcext:value-type="float">
            <text:p>68102261</text:p>
          </table:table-cell>
          <table:table-cell office:value-type="float" office:value="27828103" calcext:value-type="float">
            <text:p>2782810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table:formula="of:=MIN([.$E$86];ABS([.B88]))" office:value-type="float" office:value="832435" calcext:value-type="float">
            <text:p>832435</text:p>
          </table:table-cell>
          <table:table-cell table:formula="of:=MIN([.$E$86];ABS([.C88]))" office:value-type="float" office:value="17823806" calcext:value-type="float">
            <text:p>17823806</text:p>
          </table:table-cell>
          <table:table-cell table:formula="of:=MIN([.$E$86];ABS([.D88]))" office:value-type="float" office:value="17823806" calcext:value-type="float">
            <text:p>17823806</text:p>
          </table:table-cell>
          <table:table-cell table:number-columns-repeated="2"/>
          <table:table-cell office:value-type="string" calcext:value-type="string">
            <text:p>P1P2</text:p>
          </table:table-cell>
          <table:table-cell table:formula="of:=[.H87]-[.H86]" office:value-type="float" office:value="53242260" calcext:value-type="float">
            <text:p>53242260</text:p>
          </table:table-cell>
          <table:table-cell table:formula="of:=[.I87]-[.I86]" office:value-type="float" office:value="-53242260" calcext:value-type="float">
            <text:p>-53242260</text:p>
          </table:table-cell>
          <table:table-cell table:formula="of:=[.J87]-[.J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1P3</text:p>
          </table:table-cell>
          <table:table-cell table:formula="of:=[.H88]-[.H86]" office:value-type="float" office:value="53242260" calcext:value-type="float">
            <text:p>53242260</text:p>
          </table:table-cell>
          <table:table-cell table:formula="of:=[.I88]-[.I86]" office:value-type="float" office:value="0" calcext:value-type="float">
            <text:p>0</text:p>
          </table:table-cell>
          <table:table-cell table:formula="of:=[.J88]-[.J86]" office:value-type="float" office:value="-53242260" calcext:value-type="float">
            <text:p>-5324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</text:p>
          </table:table-cell>
          <table:table-cell table:formula="of:=[.B86]+[.B90]" office:value-type="float" office:value="31843203" calcext:value-type="float">
            <text:p>31843203</text:p>
          </table:table-cell>
          <table:table-cell table:formula="of:=[.C86]+[.C90]" office:value-type="float" office:value="56420138" calcext:value-type="float">
            <text:p>56420138</text:p>
          </table:table-cell>
          <table:table-cell table:formula="of:=[.D86]-[.D90]" office:value-type="float" office:value="3239326" calcext:value-type="float">
            <text:p>32393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normal vec</text:p>
          </table:table-cell>
          <table:table-cell table:formula="of:=[.I90]*[.J91]-[.I91]*[.J90]" office:value-type="float" office:value="2834738249907600" calcext:value-type="float">
            <text:p>2834738249907600</text:p>
          </table:table-cell>
          <table:table-cell table:formula="of:=[.J91]*[.H90]-[.H91]*[.J90]" office:value-type="float" office:value="-2834738249907600" calcext:value-type="float">
            <text:p>-2834738249907600</text:p>
          </table:table-cell>
          <table:table-cell table:formula="of:=[.H90]*[.I91]-[.H91]*[.I90]" office:value-type="float" office:value="2834738249907600" calcext:value-type="float">
            <text:p>2834738249907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 diff</text:p>
          </table:table-cell>
          <table:table-cell table:formula="of:=[.B92]-[.B84]" office:value-type="float" office:value="0" calcext:value-type="float">
            <text:p>0</text:p>
          </table:table-cell>
          <table:table-cell table:formula="of:=ABS([.C92]-[.C84])" office:value-type="float" office:value="11682123" calcext:value-type="float">
            <text:p>11682123</text:p>
          </table:table-cell>
          <table:table-cell table:formula="of:=ABS([.D92]-[.D84])" office:value-type="float" office:value="77831037" calcext:value-type="float">
            <text:p>77831037</text:p>
          </table:table-cell>
          <table:table-cell table:formula="of:=SUM([.B94:.D94])" office:value-type="float" office:value="89513160" calcext:value-type="float">
            <text:p>89513160</text:p>
          </table:table-cell>
          <table:table-cell table:style-name="ce5" table:formula="of:=[.E94]&lt;[.E84]" office:value-type="boolean" office:boolean-value="false" calcext:value-type="boolean">
            <text:p>FALSE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ce1" office:value-type="float" office:value="33141656" calcext:value-type="float">
            <text:p>33141656</text:p>
          </table:table-cell>
          <table:table-cell table:style-name="ce1" office:value-type="float" office:value="47488217" calcext:value-type="float">
            <text:p>47488217</text:p>
          </table:table-cell>
          <table:table-cell table:style-name="ce1" office:value-type="float" office:value="49740661" calcext:value-type="float">
            <text:p>49740661</text:p>
          </table:table-cell>
          <table:table-cell/>
          <table:table-cell table:formula="of:=SUM([.A1:.C1])" office:value-type="float" office:value="130370534" calcext:value-type="float">
            <text:p>130370534</text:p>
          </table:table-cell>
          <table:table-cell table:style-name="Default"/>
          <table:table-cell table:style-name="Default" office:value-type="float" office:value="130370529" calcext:value-type="float">
            <text:p>130370529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float" office:value="48834570" calcext:value-type="float">
            <text:p>48834570</text:p>
          </table:table-cell>
          <table:table-cell office:value-type="float" office:value="92067746" calcext:value-type="float">
            <text:p>92067746</text:p>
          </table:table-cell>
          <table:table-cell office:value-type="float" office:value="110182158" calcext:value-type="float">
            <text:p>110182158</text:p>
          </table:table-cell>
          <table:table-cell office:value-type="float" office:value="285180882" calcext:value-type="float">
            <text:p>285180882</text:p>
          </table:table-cell>
          <table:table-cell/>
          <table:table-cell table:formula="of:=AND([.A$1]&lt;=[.A3]+[.$D3];[.A$1]&gt;=[.A3]-[.$D3])" office:value-type="boolean" office:boolean-value="true" calcext:value-type="boolean">
            <text:p>TRUE</text:p>
          </table:table-cell>
          <table:table-cell table:formula="of:=AND([.B$1]&lt;=[.B3]+[.$D3];[.B$1]&gt;=[.B3]-[.$D3])" office:value-type="boolean" office:boolean-value="true" calcext:value-type="boolean">
            <text:p>TRUE</text:p>
          </table:table-cell>
          <table:table-cell table:formula="of:=AND([.C$1]&lt;=[.C3]+[.$D3];[.C$1]&gt;=[.C3]-[.$D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-93755872" calcext:value-type="float">
            <text:p>-93755872</text:p>
          </table:table-cell>
          <table:table-cell table:style-name="ce1" office:value-type="float" office:value="-50522696" calcext:value-type="float">
            <text:p>-50522696</text:p>
          </table:table-cell>
          <table:table-cell table:style-name="ce1" office:value-type="float" office:value="-32408284" calcext:value-type="float">
            <text:p>-32408284</text:p>
          </table:table-cell>
          <table:table-cell table:style-name="ce1" office:value-type="float" office:value="142590442" calcext:value-type="float">
            <text:p>142590442</text:p>
          </table:table-cell>
          <table:table-cell table:style-name="ce1"/>
          <table:table-cell table:style-name="ce4" table:formula="of:=AND([.A$1]&lt;=[.A5]+[.$D5];[.A$1]&gt;=[.A5]-[.$D5])" office:value-type="boolean" office:boolean-value="true" calcext:value-type="boolean">
            <text:p>TRUE</text:p>
          </table:table-cell>
          <table:table-cell table:style-name="ce4" table:formula="of:=AND([.B$1]&lt;=[.B5]+[.$D5];[.B$1]&gt;=[.B5]-[.$D5])" office:value-type="boolean" office:boolean-value="true" calcext:value-type="boolean">
            <text:p>TRUE</text:p>
          </table:table-cell>
          <table:table-cell table:style-name="ce4" table:formula="of:=AND([.C$1]&lt;=[.C5]+[.$D5];[.C$1]&gt;=[.C5]-[.$D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252772600" calcext:value-type="float">
            <text:p>252772600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6]+[.$D6];[.A$1]&gt;=[.A6]-[.$D6])" office:value-type="boolean" office:boolean-value="true" calcext:value-type="boolean">
            <text:p>TRUE</text:p>
          </table:table-cell>
          <table:table-cell table:formula="of:=AND([.B$1]&lt;=[.B6]+[.$D6];[.B$1]&gt;=[.B6]-[.$D6])" office:value-type="boolean" office:boolean-value="true" calcext:value-type="boolean">
            <text:p>TRUE</text:p>
          </table:table-cell>
          <table:table-cell table:formula="of:=AND([.C$1]&lt;=[.C6]+[.$D6];[.C$1]&gt;=[.C6]-[.$D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-32408284" calcext:value-type="float">
            <text:p>-32408284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7]+[.$D7];[.A$1]&gt;=[.A7]-[.$D7])" office:value-type="boolean" office:boolean-value="true" calcext:value-type="boolean">
            <text:p>TRUE</text:p>
          </table:table-cell>
          <table:table-cell table:formula="of:=AND([.B$1]&lt;=[.B7]+[.$D7];[.B$1]&gt;=[.B7]-[.$D7])" office:value-type="boolean" office:boolean-value="false" calcext:value-type="boolean">
            <text:p>FALSE</text:p>
          </table:table-cell>
          <table:table-cell table:formula="of:=AND([.C$1]&lt;=[.C7]+[.$D7];[.C$1]&gt;=[.C7]-[.$D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252772600" calcext:value-type="float">
            <text:p>252772600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8]+[.$D8];[.A$1]&gt;=[.A8]-[.$D8])" office:value-type="boolean" office:boolean-value="true" calcext:value-type="boolean">
            <text:p>TRUE</text:p>
          </table:table-cell>
          <table:table-cell table:formula="of:=AND([.B$1]&lt;=[.B8]+[.$D8];[.B$1]&gt;=[.B8]-[.$D8])" office:value-type="boolean" office:boolean-value="false" calcext:value-type="boolean">
            <text:p>FALSE</text:p>
          </table:table-cell>
          <table:table-cell table:formula="of:=AND([.C$1]&lt;=[.C8]+[.$D8];[.C$1]&gt;=[.C8]-[.$D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-32408284" calcext:value-type="float">
            <text:p>-32408284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9]+[.$D9];[.A$1]&gt;=[.A9]-[.$D9])" office:value-type="boolean" office:boolean-value="false" calcext:value-type="boolean">
            <text:p>FALSE</text:p>
          </table:table-cell>
          <table:table-cell table:formula="of:=AND([.B$1]&lt;=[.B9]+[.$D9];[.B$1]&gt;=[.B9]-[.$D9])" office:value-type="boolean" office:boolean-value="true" calcext:value-type="boolean">
            <text:p>TRUE</text:p>
          </table:table-cell>
          <table:table-cell table:formula="of:=AND([.C$1]&lt;=[.C9]+[.$D9];[.C$1]&gt;=[.C9]-[.$D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252772600" calcext:value-type="float">
            <text:p>252772600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10]+[.$D10];[.A$1]&gt;=[.A10]-[.$D10])" office:value-type="boolean" office:boolean-value="false" calcext:value-type="boolean">
            <text:p>FALSE</text:p>
          </table:table-cell>
          <table:table-cell table:formula="of:=AND([.B$1]&lt;=[.B10]+[.$D10];[.B$1]&gt;=[.B10]-[.$D10])" office:value-type="boolean" office:boolean-value="true" calcext:value-type="boolean">
            <text:p>TRUE</text:p>
          </table:table-cell>
          <table:table-cell table:formula="of:=AND([.C$1]&lt;=[.C10]+[.$D10];[.C$1]&gt;=[.C10]-[.$D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-32408284" calcext:value-type="float">
            <text:p>-32408284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11]+[.$D11];[.A$1]&gt;=[.A11]-[.$D11])" office:value-type="boolean" office:boolean-value="false" calcext:value-type="boolean">
            <text:p>FALSE</text:p>
          </table:table-cell>
          <table:table-cell table:formula="of:=AND([.B$1]&lt;=[.B11]+[.$D11];[.B$1]&gt;=[.B11]-[.$D11])" office:value-type="boolean" office:boolean-value="false" calcext:value-type="boolean">
            <text:p>FALSE</text:p>
          </table:table-cell>
          <table:table-cell table:formula="of:=AND([.C$1]&lt;=[.C11]+[.$D11];[.C$1]&gt;=[.C11]-[.$D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25012" calcext:value-type="float">
            <text:p>191425012</text:p>
          </table:table-cell>
          <table:table-cell office:value-type="float" office:value="234658188" calcext:value-type="float">
            <text:p>234658188</text:p>
          </table:table-cell>
          <table:table-cell office:value-type="float" office:value="252772600" calcext:value-type="float">
            <text:p>252772600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12]+[.$D12];[.A$1]&gt;=[.A12]-[.$D12])" office:value-type="boolean" office:boolean-value="false" calcext:value-type="boolean">
            <text:p>FALSE</text:p>
          </table:table-cell>
          <table:table-cell table:formula="of:=AND([.B$1]&lt;=[.B12]+[.$D12];[.B$1]&gt;=[.B12]-[.$D12])" office:value-type="boolean" office:boolean-value="false" calcext:value-type="boolean">
            <text:p>FALSE</text:p>
          </table:table-cell>
          <table:table-cell table:formula="of:=AND([.C$1]&lt;=[.C12]+[.$D12];[.C$1]&gt;=[.C12]-[.$D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float" office:value="-93755872" calcext:value-type="float">
            <text:p>-93755872</text:p>
          </table:table-cell>
          <table:table-cell office:value-type="float" office:value="-50522696" calcext:value-type="float">
            <text:p>-50522696</text:p>
          </table:table-cell>
          <table:table-cell office:value-type="float" office:value="-32408284" calcext:value-type="float">
            <text:p>-32408284</text:p>
          </table:table-cell>
          <table:table-cell office:value-type="float" office:value="142590442" calcext:value-type="float">
            <text:p>142590442</text:p>
          </table:table-cell>
          <table:table-cell/>
          <table:table-cell table:formula="of:=AND([.A$1]&lt;=[.A14]+[.$D14];[.A$1]&gt;=[.A14]-[.$D14])" office:value-type="boolean" office:boolean-value="true" calcext:value-type="boolean">
            <text:p>TRUE</text:p>
          </table:table-cell>
          <table:table-cell table:formula="of:=AND([.B$1]&lt;=[.B14]+[.$D14];[.B$1]&gt;=[.B14]-[.$D14])" office:value-type="boolean" office:boolean-value="true" calcext:value-type="boolean">
            <text:p>TRUE</text:p>
          </table:table-cell>
          <table:table-cell table:formula="of:=AND([.C$1]&lt;=[.C14]+[.$D14];[.C$1]&gt;=[.C14]-[.$D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-103703506" calcext:value-type="float">
            <text:p>-103703506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15]+[.$D15];[.A$1]&gt;=[.A15]-[.$D15])" office:value-type="boolean" office:boolean-value="false" calcext:value-type="boolean">
            <text:p>FALSE</text:p>
          </table:table-cell>
          <table:table-cell table:formula="of:=AND([.B$1]&lt;=[.B15]+[.$D15];[.B$1]&gt;=[.B15]-[.$D15])" office:value-type="boolean" office:boolean-value="false" calcext:value-type="boolean">
            <text:p>FALSE</text:p>
          </table:table-cell>
          <table:table-cell table:formula="of:=AND([.C$1]&lt;=[.C15]+[.$D15];[.C$1]&gt;=[.C15]-[.$D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38886938" calcext:value-type="float">
            <text:p>38886938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16]+[.$D16];[.A$1]&gt;=[.A16]-[.$D16])" office:value-type="boolean" office:boolean-value="false" calcext:value-type="boolean">
            <text:p>FALSE</text:p>
          </table:table-cell>
          <table:table-cell table:formula="of:=AND([.B$1]&lt;=[.B16]+[.$D16];[.B$1]&gt;=[.B16]-[.$D16])" office:value-type="boolean" office:boolean-value="false" calcext:value-type="boolean">
            <text:p>FALSE</text:p>
          </table:table-cell>
          <table:table-cell table:formula="of:=AND([.C$1]&lt;=[.C16]+[.$D16];[.C$1]&gt;=[.C16]-[.$D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-103703506" calcext:value-type="float">
            <text:p>-103703506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17]+[.$D17];[.A$1]&gt;=[.A17]-[.$D17])" office:value-type="boolean" office:boolean-value="false" calcext:value-type="boolean">
            <text:p>FALSE</text:p>
          </table:table-cell>
          <table:table-cell table:formula="of:=AND([.B$1]&lt;=[.B17]+[.$D17];[.B$1]&gt;=[.B17]-[.$D17])" office:value-type="boolean" office:boolean-value="true" calcext:value-type="boolean">
            <text:p>TRUE</text:p>
          </table:table-cell>
          <table:table-cell table:formula="of:=AND([.C$1]&lt;=[.C17]+[.$D17];[.C$1]&gt;=[.C17]-[.$D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165051094" calcext:value-type="float">
            <text:p>-165051094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38886938" calcext:value-type="float">
            <text:p>38886938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18]+[.$D18];[.A$1]&gt;=[.A18]-[.$D18])" office:value-type="boolean" office:boolean-value="false" calcext:value-type="boolean">
            <text:p>FALSE</text:p>
          </table:table-cell>
          <table:table-cell table:formula="of:=AND([.B$1]&lt;=[.B18]+[.$D18];[.B$1]&gt;=[.B18]-[.$D18])" office:value-type="boolean" office:boolean-value="true" calcext:value-type="boolean">
            <text:p>TRUE</text:p>
          </table:table-cell>
          <table:table-cell table:formula="of:=AND([.C$1]&lt;=[.C18]+[.$D18];[.C$1]&gt;=[.C18]-[.$D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-103703506" calcext:value-type="float">
            <text:p>-103703506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19]+[.$D19];[.A$1]&gt;=[.A19]-[.$D19])" office:value-type="boolean" office:boolean-value="true" calcext:value-type="boolean">
            <text:p>TRUE</text:p>
          </table:table-cell>
          <table:table-cell table:formula="of:=AND([.B$1]&lt;=[.B19]+[.$D19];[.B$1]&gt;=[.B19]-[.$D19])" office:value-type="boolean" office:boolean-value="false" calcext:value-type="boolean">
            <text:p>FALSE</text:p>
          </table:table-cell>
          <table:table-cell table:formula="of:=AND([.C$1]&lt;=[.C19]+[.$D19];[.C$1]&gt;=[.C19]-[.$D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-121817918" calcext:value-type="float">
            <text:p>-121817918</text:p>
          </table:table-cell>
          <table:table-cell office:value-type="float" office:value="38886938" calcext:value-type="float">
            <text:p>38886938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20]+[.$D20];[.A$1]&gt;=[.A20]-[.$D20])" office:value-type="boolean" office:boolean-value="true" calcext:value-type="boolean">
            <text:p>TRUE</text:p>
          </table:table-cell>
          <table:table-cell table:formula="of:=AND([.B$1]&lt;=[.B20]+[.$D20];[.B$1]&gt;=[.B20]-[.$D20])" office:value-type="boolean" office:boolean-value="false" calcext:value-type="boolean">
            <text:p>FALSE</text:p>
          </table:table-cell>
          <table:table-cell table:formula="of:=AND([.C$1]&lt;=[.C20]+[.$D20];[.C$1]&gt;=[.C20]-[.$D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-103703506" calcext:value-type="float">
            <text:p>-103703506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21]+[.$D21];[.A$1]&gt;=[.A21]-[.$D21])" office:value-type="boolean" office:boolean-value="true" calcext:value-type="boolean">
            <text:p>TRUE</text:p>
          </table:table-cell>
          <table:table-cell table:formula="of:=AND([.B$1]&lt;=[.B21]+[.$D21];[.B$1]&gt;=[.B21]-[.$D21])" office:value-type="boolean" office:boolean-value="true" calcext:value-type="boolean">
            <text:p>TRUE</text:p>
          </table:table-cell>
          <table:table-cell table:formula="of:=AND([.C$1]&lt;=[.C21]+[.$D21];[.C$1]&gt;=[.C21]-[.$D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float" office:value="-22460650" calcext:value-type="float">
            <text:p>-22460650</text:p>
          </table:table-cell>
          <table:table-cell table:style-name="ce1" office:value-type="float" office:value="20772526" calcext:value-type="float">
            <text:p>20772526</text:p>
          </table:table-cell>
          <table:table-cell table:style-name="ce1" office:value-type="float" office:value="38886938" calcext:value-type="float">
            <text:p>38886938</text:p>
          </table:table-cell>
          <table:table-cell table:style-name="ce1" office:value-type="float" office:value="71295222" calcext:value-type="float">
            <text:p>71295222</text:p>
          </table:table-cell>
          <table:table-cell table:style-name="ce1"/>
          <table:table-cell table:style-name="ce4" table:formula="of:=AND([.A$1]&lt;=[.A22]+[.$D22];[.A$1]&gt;=[.A22]-[.$D22])" office:value-type="boolean" office:boolean-value="true" calcext:value-type="boolean">
            <text:p>TRUE</text:p>
          </table:table-cell>
          <table:table-cell table:style-name="ce4" table:formula="of:=AND([.B$1]&lt;=[.B22]+[.$D22];[.B$1]&gt;=[.B22]-[.$D22])" office:value-type="boolean" office:boolean-value="true" calcext:value-type="boolean">
            <text:p>TRUE</text:p>
          </table:table-cell>
          <table:table-cell table:style-name="ce4" table:formula="of:=AND([.C$1]&lt;=[.C22]+[.$D22];[.C$1]&gt;=[.C22]-[.$D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float" office:value="-22460650" calcext:value-type="float">
            <text:p>-22460650</text:p>
          </table:table-cell>
          <table:table-cell office:value-type="float" office:value="20772526" calcext:value-type="float">
            <text:p>20772526</text:p>
          </table:table-cell>
          <table:table-cell office:value-type="float" office:value="38886938" calcext:value-type="float">
            <text:p>38886938</text:p>
          </table:table-cell>
          <table:table-cell office:value-type="float" office:value="71295222" calcext:value-type="float">
            <text:p>71295222</text:p>
          </table:table-cell>
          <table:table-cell/>
          <table:table-cell table:formula="of:=AND([.A$1]&lt;=[.A24]+[.$D24];[.A$1]&gt;=[.A24]-[.$D24])" office:value-type="boolean" office:boolean-value="true" calcext:value-type="boolean">
            <text:p>TRUE</text:p>
          </table:table-cell>
          <table:table-cell table:formula="of:=AND([.B$1]&lt;=[.B24]+[.$D24];[.B$1]&gt;=[.B24]-[.$D24])" office:value-type="boolean" office:boolean-value="true" calcext:value-type="boolean">
            <text:p>TRUE</text:p>
          </table:table-cell>
          <table:table-cell table:formula="of:=AND([.C$1]&lt;=[.C24]+[.$D24];[.C$1]&gt;=[.C24]-[.$D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3239326" calcext:value-type="float">
            <text:p>3239326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25]+[.$D25];[.A$1]&gt;=[.A25]-[.$D25])" office:value-type="boolean" office:boolean-value="false" calcext:value-type="boolean">
            <text:p>FALSE</text:p>
          </table:table-cell>
          <table:table-cell table:formula="of:=AND([.B$1]&lt;=[.B25]+[.$D25];[.B$1]&gt;=[.B25]-[.$D25])" office:value-type="boolean" office:boolean-value="false" calcext:value-type="boolean">
            <text:p>FALSE</text:p>
          </table:table-cell>
          <table:table-cell table:formula="of:=AND([.C$1]&lt;=[.C25]+[.$D25];[.C$1]&gt;=[.C25]-[.$D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74534550" calcext:value-type="float">
            <text:p>74534550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26]+[.$D26];[.A$1]&gt;=[.A26]-[.$D26])" office:value-type="boolean" office:boolean-value="false" calcext:value-type="boolean">
            <text:p>FALSE</text:p>
          </table:table-cell>
          <table:table-cell table:formula="of:=AND([.B$1]&lt;=[.B26]+[.$D26];[.B$1]&gt;=[.B26]-[.$D26])" office:value-type="boolean" office:boolean-value="false" calcext:value-type="boolean">
            <text:p>FALSE</text:p>
          </table:table-cell>
          <table:table-cell table:formula="of:=AND([.C$1]&lt;=[.C26]+[.$D26];[.C$1]&gt;=[.C26]-[.$D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56420138" calcext:value-type="float">
            <text:p>56420138</text:p>
          </table:table-cell>
          <table:table-cell office:value-type="float" office:value="3239326" calcext:value-type="float">
            <text:p>3239326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27]+[.$D27];[.A$1]&gt;=[.A27]-[.$D27])" office:value-type="boolean" office:boolean-value="false" calcext:value-type="boolean">
            <text:p>FALSE</text:p>
          </table:table-cell>
          <table:table-cell table:formula="of:=AND([.B$1]&lt;=[.B27]+[.$D27];[.B$1]&gt;=[.B27]-[.$D27])" office:value-type="boolean" office:boolean-value="true" calcext:value-type="boolean">
            <text:p>TRUE</text:p>
          </table:table-cell>
          <table:table-cell table:formula="of:=AND([.C$1]&lt;=[.C27]+[.$D27];[.C$1]&gt;=[.C27]-[.$D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-58108262" calcext:value-type="float">
            <text:p>-58108262</text:p>
          </table:table-cell>
          <table:table-cell office:value-type="float" office:value="56420138" calcext:value-type="float">
            <text:p>56420138</text:p>
          </table:table-cell>
          <table:table-cell office:value-type="float" office:value="74534550" calcext:value-type="float">
            <text:p>74534550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28]+[.$D28];[.A$1]&gt;=[.A28]-[.$D28])" office:value-type="boolean" office:boolean-value="false" calcext:value-type="boolean">
            <text:p>FALSE</text:p>
          </table:table-cell>
          <table:table-cell table:formula="of:=AND([.B$1]&lt;=[.B28]+[.$D28];[.B$1]&gt;=[.B28]-[.$D28])" office:value-type="boolean" office:boolean-value="true" calcext:value-type="boolean">
            <text:p>TRUE</text:p>
          </table:table-cell>
          <table:table-cell table:formula="of:=AND([.C$1]&lt;=[.C28]+[.$D28];[.C$1]&gt;=[.C28]-[.$D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186962" calcext:value-type="float">
            <text:p>131869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3239326" calcext:value-type="float">
            <text:p>3239326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29]+[.$D29];[.A$1]&gt;=[.A29]-[.$D29])" office:value-type="boolean" office:boolean-value="true" calcext:value-type="boolean">
            <text:p>TRUE</text:p>
          </table:table-cell>
          <table:table-cell table:formula="of:=AND([.B$1]&lt;=[.B29]+[.$D29];[.B$1]&gt;=[.B29]-[.$D29])" office:value-type="boolean" office:boolean-value="false" calcext:value-type="boolean">
            <text:p>FALSE</text:p>
          </table:table-cell>
          <table:table-cell table:formula="of:=AND([.C$1]&lt;=[.C29]+[.$D29];[.C$1]&gt;=[.C29]-[.$D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186962" calcext:value-type="float">
            <text:p>13186962</text:p>
          </table:table-cell>
          <table:table-cell office:value-type="float" office:value="-14875086" calcext:value-type="float">
            <text:p>-14875086</text:p>
          </table:table-cell>
          <table:table-cell office:value-type="float" office:value="74534550" calcext:value-type="float">
            <text:p>74534550</text:p>
          </table:table-cell>
          <table:table-cell office:value-type="float" office:value="35647612" calcext:value-type="float">
            <text:p>35647612</text:p>
          </table:table-cell>
          <table:table-cell/>
          <table:table-cell table:formula="of:=AND([.A$1]&lt;=[.A30]+[.$D30];[.A$1]&gt;=[.A30]-[.$D30])" office:value-type="boolean" office:boolean-value="true" calcext:value-type="boolean">
            <text:p>TRUE</text:p>
          </table:table-cell>
          <table:table-cell table:formula="of:=AND([.B$1]&lt;=[.B30]+[.$D30];[.B$1]&gt;=[.B30]-[.$D30])" office:value-type="boolean" office:boolean-value="false" calcext:value-type="boolean">
            <text:p>FALSE</text:p>
          </table:table-cell>
          <table:table-cell table:formula="of:=AND([.C$1]&lt;=[.C30]+[.$D30];[.C$1]&gt;=[.C30]-[.$D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5" office:value-type="float" office:value="13186962" calcext:value-type="float">
            <text:p>13186962</text:p>
          </table:table-cell>
          <table:table-cell table:style-name="ce15" office:value-type="float" office:value="56420138" calcext:value-type="float">
            <text:p>56420138</text:p>
          </table:table-cell>
          <table:table-cell table:style-name="ce15" office:value-type="float" office:value="3239326" calcext:value-type="float">
            <text:p>3239326</text:p>
          </table:table-cell>
          <table:table-cell table:style-name="ce15" office:value-type="float" office:value="35647612" calcext:value-type="float">
            <text:p>35647612</text:p>
          </table:table-cell>
          <table:table-cell table:style-name="ce15"/>
          <table:table-cell table:style-name="ce16" table:formula="of:=AND([.A$1]&lt;=[.A31]+[.$D31];[.A$1]&gt;=[.A31]-[.$D31])" office:value-type="boolean" office:boolean-value="true" calcext:value-type="boolean">
            <text:p>TRUE</text:p>
          </table:table-cell>
          <table:table-cell table:style-name="ce16" table:formula="of:=AND([.B$1]&lt;=[.B31]+[.$D31];[.B$1]&gt;=[.B31]-[.$D31])" office:value-type="boolean" office:boolean-value="true" calcext:value-type="boolean">
            <text:p>TRUE</text:p>
          </table:table-cell>
          <table:table-cell table:style-name="ce16" table:formula="of:=AND([.C$1]&lt;=[.C31]+[.$D31];[.C$1]&gt;=[.C31]-[.$D31])" office:value-type="boolean" office:boolean-value="false" calcext:value-type="boolean">
            <text:p>FALSE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style-name="ce1" office:value-type="float" office:value="13186962" calcext:value-type="float">
            <text:p>13186962</text:p>
          </table:table-cell>
          <table:table-cell table:style-name="ce1" office:value-type="float" office:value="56420138" calcext:value-type="float">
            <text:p>56420138</text:p>
          </table:table-cell>
          <table:table-cell table:style-name="ce1" office:value-type="float" office:value="74534550" calcext:value-type="float">
            <text:p>74534550</text:p>
          </table:table-cell>
          <table:table-cell table:style-name="ce1" office:value-type="float" office:value="35647612" calcext:value-type="float">
            <text:p>35647612</text:p>
          </table:table-cell>
          <table:table-cell table:style-name="ce1"/>
          <table:table-cell table:style-name="ce4" table:formula="of:=AND([.A$1]&lt;=[.A32]+[.$D32];[.A$1]&gt;=[.A32]-[.$D32])" office:value-type="boolean" office:boolean-value="true" calcext:value-type="boolean">
            <text:p>TRUE</text:p>
          </table:table-cell>
          <table:table-cell table:style-name="ce4" table:formula="of:=AND([.B$1]&lt;=[.B32]+[.$D32];[.B$1]&gt;=[.B32]-[.$D32])" office:value-type="boolean" office:boolean-value="true" calcext:value-type="boolean">
            <text:p>TRUE</text:p>
          </table:table-cell>
          <table:table-cell table:style-name="ce4" table:formula="of:=AND([.C$1]&lt;=[.C32]+[.$D32];[.C$1]&gt;=[.C32]-[.$D32])" office:value-type="boolean" office:boolean-value="true" calcext:value-type="boolean">
            <text:p>TRUE</text:p>
          </table:table-cell>
          <table:table-cell office:value-type="float" office:value="968" calcext:value-type="float">
            <text:p>968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( 33141650 , 47488222 , 49740658), 4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( 33141654 </text:p>
          </table:table-cell>
          <table:table-cell office:value-type="float" office:value="47488218" calcext:value-type="float">
            <text:p>47488218</text:p>
          </table:table-cell>
          <table:table-cell office:value-type="string" calcext:value-type="string">
            <text:p><text:s/>49740654)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1:11:01.606022333</meta:creation-date>
    <dc:date>2023-11-06T23:30:33.039447757</dc:date>
    <meta:editing-duration>P6DT4H38M49S</meta:editing-duration>
    <meta:editing-cycles>4</meta:editing-cycles>
    <meta:generator>LibreOffice/7.5.7.1$Linux_X86_64 LibreOffice_project/50$Build-1</meta:generator>
    <meta:document-statistic meta:table-count="2" meta:cell-count="659" meta:object-count="0"/>
  </office:meta>
</office:document-meta>
</file>